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7630.5" table:style-name="ce9">
            <text:p>17.347.631</text:p>
          </table:table-cell>
          <table:table-cell office:value-type="percentage" office:value="1" table:style-name="ce10">
            <text:p>100,0%</text:p>
          </table:table-cell>
          <table:table-cell office:value-type="float" office:value="7489887" table:style-name="ce8">
            <text:p>7.489.887</text:p>
          </table:table-cell>
          <table:table-cell office:value-type="float" office:value="7354189" table:style-name="ce8">
            <text:p>7.354.189</text:p>
          </table:table-cell>
          <table:table-cell office:value-type="float" office:value="4232218" table:style-name="ce8">
            <text:p>4.232.218</text:p>
          </table:table-cell>
          <table:table-cell office:value-type="date" office:date-value="2022-10-05T00:00:00" table:style-name="ce11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9352.5" table:style-name="ce14">
            <text:p>2.689.353</text:p>
          </table:table-cell>
          <table:table-cell office:value-type="percentage" office:value="0.98025834750615448" table:style-name="ce15">
            <text:p>98,0%</text:p>
          </table:table-cell>
          <table:table-cell office:value-type="float" office:value="1152402" table:style-name="ce13">
            <text:p>1.152.402</text:p>
          </table:table-cell>
          <table:table-cell office:value-type="float" office:value="1132388" table:style-name="ce13">
            <text:p>1.132.388</text:p>
          </table:table-cell>
          <table:table-cell office:value-type="float" office:value="733570" table:style-name="ce13">
            <text:p>733.570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66" table:style-name="ce14">
            <text:p>2.303.666</text:p>
          </table:table-cell>
          <table:table-cell office:value-type="percentage" office:value="0.93900819998557039" table:style-name="ce15">
            <text:p>93,9%</text:p>
          </table:table-cell>
          <table:table-cell office:value-type="float" office:value="929906" table:style-name="ce13">
            <text:p>929.906</text:p>
          </table:table-cell>
          <table:table-cell office:value-type="float" office:value="920786" table:style-name="ce13">
            <text:p>920.786</text:p>
          </table:table-cell>
          <table:table-cell office:value-type="float" office:value="730348" table:style-name="ce13">
            <text:p>730.348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633.5" table:style-name="ce14">
            <text:p>2.061.634</text:p>
          </table:table-cell>
          <table:table-cell office:value-type="percentage" office:value="0.972632878571004" table:style-name="ce15">
            <text:p>97,3%</text:p>
          </table:table-cell>
          <table:table-cell office:value-type="float" office:value="929442" table:style-name="ce13">
            <text:p>929.442</text:p>
          </table:table-cell>
          <table:table-cell office:value-type="float" office:value="914462" table:style-name="ce13">
            <text:p>914.462</text:p>
          </table:table-cell>
          <table:table-cell office:value-type="float" office:value="495988" table:style-name="ce13">
            <text:p>495.988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200691" table:style-name="ce14">
            <text:p>4.200.691</text:p>
          </table:table-cell>
          <table:table-cell office:value-type="percentage" office:value="0.94394835384510289" table:style-name="ce15">
            <text:p>94,4%</text:p>
          </table:table-cell>
          <table:table-cell office:value-type="float" office:value="1825171" table:style-name="ce13">
            <text:p>1.825.171</text:p>
          </table:table-cell>
          <table:table-cell office:value-type="float" office:value="1770138" table:style-name="ce13">
            <text:p>1.770.138</text:p>
          </table:table-cell>
          <table:table-cell office:value-type="float" office:value="1026573" table:style-name="ce13">
            <text:p>1.026.573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187" table:style-name="ce14">
            <text:p>1.270.187</text:p>
          </table:table-cell>
          <table:table-cell office:value-type="percentage" office:value="0.97916082083224121" table:style-name="ce15">
            <text:p>97,9%</text:p>
          </table:table-cell>
          <table:table-cell office:value-type="float" office:value="520291" table:style-name="ce13">
            <text:p>520.291</text:p>
          </table:table-cell>
          <table:table-cell office:value-type="float" office:value="517415" table:style-name="ce13">
            <text:p>517.415</text:p>
          </table:table-cell>
          <table:table-cell office:value-type="float" office:value="355897" table:style-name="ce13">
            <text:p>355.897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401" table:style-name="ce14">
            <text:p>5.358.401</text:p>
          </table:table-cell>
          <table:table-cell office:value-type="percentage" office:value="0.95280280520570504" table:style-name="ce15">
            <text:p>95,3%</text:p>
          </table:table-cell>
          <table:table-cell office:value-type="float" office:value="2152975" table:style-name="ce13">
            <text:p>2.152.975</text:p>
          </table:table-cell>
          <table:table-cell office:value-type="float" office:value="2127994" table:style-name="ce13">
            <text:p>2.127.994</text:p>
          </table:table-cell>
          <table:table-cell office:value-type="float" office:value="1541828" table:style-name="ce13">
            <text:p>1.541.828</text:p>
          </table:table-cell>
          <table:table-cell office:value-type="date" office:date-value="2022-10-04T00:00:00" table:style-name="ce16">
            <text:p>04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5007" table:style-name="ce14">
            <text:p>4.045.007</text:p>
          </table:table-cell>
          <table:table-cell office:value-type="percentage" office:value="0.96128556809858756" table:style-name="ce15">
            <text:p>96,1%</text:p>
          </table:table-cell>
          <table:table-cell office:value-type="float" office:value="1769461" table:style-name="ce13">
            <text:p>1.769.461</text:p>
          </table:table-cell>
          <table:table-cell office:value-type="float" office:value="1719143" table:style-name="ce13">
            <text:p>1.719.143</text:p>
          </table:table-cell>
          <table:table-cell office:value-type="float" office:value="1112446" table:style-name="ce13">
            <text:p>1.112.446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3165.5" table:style-name="ce14">
            <text:p>14.413.166</text:p>
          </table:table-cell>
          <table:table-cell office:value-type="percentage" office:value="1" table:style-name="ce15">
            <text:p>100,0%</text:p>
          </table:table-cell>
          <table:table-cell office:value-type="float" office:value="6503207" table:style-name="ce13">
            <text:p>6.503.207</text:p>
          </table:table-cell>
          <table:table-cell office:value-type="float" office:value="6369510" table:style-name="ce13">
            <text:p>6.369.510</text:p>
          </table:table-cell>
          <table:table-cell office:value-type="float" office:value="3918022" table:style-name="ce13">
            <text:p>3.918.022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5151.5" table:style-name="ce14">
            <text:p>10.225.152</text:p>
          </table:table-cell>
          <table:table-cell office:value-type="percentage" office:value="0.97963909001930694" table:style-name="ce15">
            <text:p>98,0%</text:p>
          </table:table-cell>
          <table:table-cell office:value-type="float" office:value="4454998" table:style-name="ce13">
            <text:p>4.454.998</text:p>
          </table:table-cell>
          <table:table-cell office:value-type="float" office:value="4394934" table:style-name="ce13">
            <text:p>4.394.934</text:p>
          </table:table-cell>
          <table:table-cell office:value-type="float" office:value="3009011" table:style-name="ce13">
            <text:p>3.009.011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7274" table:style-name="ce14">
            <text:p>2.357.274</text:p>
          </table:table-cell>
          <table:table-cell office:value-type="percentage" office:value="1" table:style-name="ce15">
            <text:p>100,0%</text:p>
          </table:table-cell>
          <table:table-cell office:value-type="float" office:value="970744" table:style-name="ce13">
            <text:p>970.744</text:p>
          </table:table-cell>
          <table:table-cell office:value-type="float" office:value="953525" table:style-name="ce13">
            <text:p>953.525</text:p>
          </table:table-cell>
          <table:table-cell office:value-type="float" office:value="659010" table:style-name="ce13">
            <text:p>659.010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1623" table:style-name="ce14">
            <text:p>6.181.623</text:p>
          </table:table-cell>
          <table:table-cell office:value-type="percentage" office:value="1" table:style-name="ce15">
            <text:p>100,0%</text:p>
          </table:table-cell>
          <table:table-cell office:value-type="float" office:value="2483480" table:style-name="ce13">
            <text:p>2.483.480</text:p>
          </table:table-cell>
          <table:table-cell office:value-type="float" office:value="2459332" table:style-name="ce13">
            <text:p>2.459.332</text:p>
          </table:table-cell>
          <table:table-cell office:value-type="float" office:value="2004274" table:style-name="ce13">
            <text:p>2.004.274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757.5" table:style-name="ce14">
            <text:p>659.758</text:p>
          </table:table-cell>
          <table:table-cell office:value-type="percentage" office:value="0.95888434947031231" table:style-name="ce15">
            <text:p>95,9%</text:p>
          </table:table-cell>
          <table:table-cell office:value-type="float" office:value="284829" table:style-name="ce13">
            <text:p>284.829</text:p>
          </table:table-cell>
          <table:table-cell office:value-type="float" office:value="287102" table:style-name="ce13">
            <text:p>287.102</text:p>
          </table:table-cell>
          <table:table-cell office:value-type="float" office:value="188465" table:style-name="ce13">
            <text:p>188.465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6463" table:style-name="ce14">
            <text:p>13.496.463</text:p>
          </table:table-cell>
          <table:table-cell office:value-type="percentage" office:value="0.9867959878789696" table:style-name="ce15">
            <text:p>98,7%</text:p>
          </table:table-cell>
          <table:table-cell office:value-type="float" office:value="5779571" table:style-name="ce13">
            <text:p>5.779.571</text:p>
          </table:table-cell>
          <table:table-cell office:value-type="float" office:value="5737453" table:style-name="ce13">
            <text:p>5.737.453</text:p>
          </table:table-cell>
          <table:table-cell office:value-type="float" office:value="3527308" table:style-name="ce13">
            <text:p>3.527.308</text:p>
          </table:table-cell>
          <table:table-cell office:value-type="date" office:date-value="2022-10-04T00:00:00" table:style-name="ce16">
            <text:p>04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3062" table:style-name="ce14">
            <text:p>2.853.062</text:p>
          </table:table-cell>
          <table:table-cell office:value-type="percentage" office:value="0.97199138070538538" table:style-name="ce15">
            <text:p>97,2%</text:p>
          </table:table-cell>
          <table:table-cell office:value-type="float" office:value="1301917" table:style-name="ce13">
            <text:p>1.301.917</text:p>
          </table:table-cell>
          <table:table-cell office:value-type="float" office:value="1283105" table:style-name="ce13">
            <text:p>1.283.105</text:p>
          </table:table-cell>
          <table:table-cell office:value-type="float" office:value="716498" table:style-name="ce13">
            <text:p>716.498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326" table:style-name="ce14">
            <text:p>1.337.326</text:p>
          </table:table-cell>
          <table:table-cell office:value-type="percentage" office:value="0.95104215780606738" table:style-name="ce15">
            <text:p>95,1%</text:p>
          </table:table-cell>
          <table:table-cell office:value-type="float" office:value="568988" table:style-name="ce13">
            <text:p>568.988</text:p>
          </table:table-cell>
          <table:table-cell office:value-type="float" office:value="563735" table:style-name="ce13">
            <text:p>563.735</text:p>
          </table:table-cell>
          <table:table-cell office:value-type="float" office:value="371631" table:style-name="ce13">
            <text:p>371.631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820" table:style-name="ce14">
            <text:p>4.462.820</text:p>
          </table:table-cell>
          <table:table-cell office:value-type="percentage" office:value="0.98736419323029789" table:style-name="ce15">
            <text:p>98,7%</text:p>
          </table:table-cell>
          <table:table-cell office:value-type="float" office:value="1953594" table:style-name="ce13">
            <text:p>1.953.594</text:p>
          </table:table-cell>
          <table:table-cell office:value-type="float" office:value="1918186" table:style-name="ce13">
            <text:p>1.918.186</text:p>
          </table:table-cell>
          <table:table-cell office:value-type="float" office:value="1234573" table:style-name="ce13">
            <text:p>1.234.573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95.5" table:style-name="ce14">
            <text:p>160.396</text:p>
          </table:table-cell>
          <table:table-cell office:value-type="percentage" office:value="0.9186928306728297" table:style-name="ce15">
            <text:p>91,9%</text:p>
          </table:table-cell>
          <table:table-cell office:value-type="float" office:value="68589" table:style-name="ce13">
            <text:p>68.589</text:p>
          </table:table-cell>
          <table:table-cell office:value-type="float" office:value="65747" table:style-name="ce13">
            <text:p>65.747</text:p>
          </table:table-cell>
          <table:table-cell office:value-type="float" office:value="43940" table:style-name="ce13">
            <text:p>43.940</text:p>
          </table:table-cell>
          <table:table-cell office:value-type="date" office:date-value="2022-10-05T00:00:00" table:style-name="ce16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77.5" table:style-name="ce14">
            <text:p>151.378</text:p>
          </table:table-cell>
          <table:table-cell office:value-type="percentage" office:value="0.95542476647311281" table:style-name="ce15">
            <text:p>95,5%</text:p>
          </table:table-cell>
          <table:table-cell office:value-type="float" office:value="66604" table:style-name="ce13">
            <text:p>66.604</text:p>
          </table:table-cell>
          <table:table-cell office:value-type="float" office:value="63361" table:style-name="ce13">
            <text:p>63.361</text:p>
          </table:table-cell>
          <table:table-cell office:value-type="float" office:value="37070" table:style-name="ce13">
            <text:p>37.070</text:p>
          </table:table-cell>
          <table:table-cell office:value-type="date" office:date-value="2022-10-05T00:00:00" table:style-name="ce17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878.5" table:style-name="ce14">
            <text:p>207.879</text:p>
          </table:table-cell>
          <table:table-cell office:value-type="percentage" office:value="0.93095487603897964" table:style-name="ce15">
            <text:p>93,1%</text:p>
          </table:table-cell>
          <table:table-cell office:value-type="float" office:value="95155" table:style-name="ce13">
            <text:p>95.155</text:p>
          </table:table-cell>
          <table:table-cell office:value-type="float" office:value="94794" table:style-name="ce13">
            <text:p>94.794</text:p>
          </table:table-cell>
          <table:table-cell office:value-type="float" office:value="51409" table:style-name="ce13">
            <text:p>51.409</text:p>
          </table:table-cell>
          <table:table-cell office:value-type="date" office:date-value="2022-10-05T00:00:00" table:style-name="ce17">
            <text:p>05/10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77.5" table:style-name="ce14">
            <text:p>13.478</text:p>
          </table:table-cell>
          <table:table-cell office:value-type="percentage" office:value="1" table:style-name="ce15">
            <text:p>100,0%</text:p>
          </table:table-cell>
          <table:table-cell office:value-type="float" office:value="8125" table:style-name="ce13">
            <text:p>8.125</text:p>
          </table:table-cell>
          <table:table-cell office:value-type="float" office:value="8143" table:style-name="ce13">
            <text:p>8.143</text:p>
          </table:table-cell>
          <table:table-cell office:value-type="float" office:value="4125" table:style-name="ce13">
            <text:p>4.125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96340" table:style-name="ce23">
            <text:p>95.796.340</text:p>
          </table:table-cell>
          <table:table-cell office:value-type="percentage" office:value="0.98887496898421745" table:style-name="ce24">
            <text:p>98,9%</text:p>
          </table:table-cell>
          <table:table-cell office:value-type="float" office:value="41309336" table:style-name="ce23">
            <text:p>41.309.336</text:p>
          </table:table-cell>
          <table:table-cell office:value-type="float" office:value="40655442" table:style-name="ce23">
            <text:p>40.655.442</text:p>
          </table:table-cell>
          <table:table-cell office:value-type="float" office:value="25994204" table:style-name="ce23">
            <text:p>25.994.20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7315" table:style-name="ce31">
            <text:p>7.047.315</text:p>
          </table:table-cell>
          <table:table-cell office:value-type="percentage" office:value="0.9386401580712852" table:style-name="ce32">
            <text:p>93,9%</text:p>
          </table:table-cell>
          <table:table-cell office:value-type="float" office:value="7037981" table:style-name="ce31">
            <text:p>7.037.981</text:p>
          </table:table-cell>
          <table:table-cell office:value-type="percentage" office:value="0.93739695165360171" table:style-name="ce32">
            <text:p>93,7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543" table:style-name="ce31">
            <text:p>1.098.543</text:p>
          </table:table-cell>
          <table:table-cell office:value-type="percentage" office:value="0.9236048521617477" table:style-name="ce32">
            <text:p>92,4%</text:p>
          </table:table-cell>
          <table:table-cell office:value-type="float" office:value="1092544" table:style-name="ce31">
            <text:p>1.092.544</text:p>
          </table:table-cell>
          <table:table-cell office:value-type="percentage" office:value="0.91856116656353415" table:style-name="ce32">
            <text:p>91,9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85" table:style-name="ce31">
            <text:p>886.185</text:p>
          </table:table-cell>
          <table:table-cell office:value-type="percentage" office:value="0.95242931623187566" table:style-name="ce32">
            <text:p>95,2%</text:p>
          </table:table-cell>
          <table:table-cell office:value-type="float" office:value="886989" table:style-name="ce31">
            <text:p>886.989</text:p>
          </table:table-cell>
          <table:table-cell office:value-type="percentage" office:value="0.953293417035038" table:style-name="ce32">
            <text:p>95,3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824" table:style-name="ce31">
            <text:p>897.824</text:p>
          </table:table-cell>
          <table:table-cell office:value-type="percentage" office:value="0.8288725769419315" table:style-name="ce32">
            <text:p>82,9%</text:p>
          </table:table-cell>
          <table:table-cell office:value-type="float" office:value="892295" table:style-name="ce31">
            <text:p>892.295</text:p>
          </table:table-cell>
          <table:table-cell office:value-type="percentage" office:value="0.82376819515005262" table:style-name="ce32">
            <text:p>82,4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8875" table:style-name="ce31">
            <text:p>1.748.875</text:p>
          </table:table-cell>
          <table:table-cell office:value-type="percentage" office:value="0.8600264665138605" table:style-name="ce32">
            <text:p>86,0%</text:p>
          </table:table-cell>
          <table:table-cell office:value-type="float" office:value="1716309" table:style-name="ce31">
            <text:p>1.716.309</text:p>
          </table:table-cell>
          <table:table-cell office:value-type="percentage" office:value="0.84401181600511033" table:style-name="ce32">
            <text:p>84,4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137" table:style-name="ce31">
            <text:p>495.137</text:p>
          </table:table-cell>
          <table:table-cell office:value-type="percentage" office:value="0.93942837844504057" table:style-name="ce32">
            <text:p>93,9%</text:p>
          </table:table-cell>
          <table:table-cell office:value-type="float" office:value="497197" table:style-name="ce31">
            <text:p>497.197</text:p>
          </table:table-cell>
          <table:table-cell office:value-type="percentage" office:value="0.94333683703245541" table:style-name="ce32">
            <text:p>94,3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635" table:style-name="ce31">
            <text:p>2.049.635</text:p>
          </table:table-cell>
          <table:table-cell office:value-type="percentage" office:value="0.94359779186418613" table:style-name="ce32">
            <text:p>94,4%</text:p>
          </table:table-cell>
          <table:table-cell office:value-type="float" office:value="2041990" table:style-name="ce31">
            <text:p>2.041.990</text:p>
          </table:table-cell>
          <table:table-cell office:value-type="percentage" office:value="0.94007823588529149" table:style-name="ce32">
            <text:p>94,0%</text:p>
          </table:table-cell>
          <table:table-cell office:value-type="date" office:date-value="2022-10-04T00:00:00" table:style-name="ce33">
            <text:p>04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4815" table:style-name="ce31">
            <text:p>1.664.815</text:p>
          </table:table-cell>
          <table:table-cell office:value-type="percentage" office:value="0.91670695486217035" table:style-name="ce32">
            <text:p>91,7%</text:p>
          </table:table-cell>
          <table:table-cell office:value-type="float" office:value="1642840" table:style-name="ce31">
            <text:p>1.642.840</text:p>
          </table:table-cell>
          <table:table-cell office:value-type="percentage" office:value="0.90460673031283834" table:style-name="ce32">
            <text:p>90,5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9816" table:style-name="ce31">
            <text:p>6.259.816</text:p>
          </table:table-cell>
          <table:table-cell office:value-type="percentage" office:value="0.92294808308664145" table:style-name="ce32">
            <text:p>92,3%</text:p>
          </table:table-cell>
          <table:table-cell office:value-type="float" office:value="6193219" table:style-name="ce31">
            <text:p>6.193.219</text:p>
          </table:table-cell>
          <table:table-cell office:value-type="percentage" office:value="0.91312901276743064" table:style-name="ce32">
            <text:p>91,3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485" table:style-name="ce31">
            <text:p>4.198.485</text:p>
          </table:table-cell>
          <table:table-cell office:value-type="percentage" office:value="0.93465287155506227" table:style-name="ce32">
            <text:p>93,5%</text:p>
          </table:table-cell>
          <table:table-cell office:value-type="float" office:value="4222493" table:style-name="ce31">
            <text:p>4.222.493</text:p>
          </table:table-cell>
          <table:table-cell office:value-type="percentage" office:value="0.93999745326496331" table:style-name="ce32">
            <text:p>94,0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59" table:style-name="ce31">
            <text:p>910.359</text:p>
          </table:table-cell>
          <table:table-cell office:value-type="percentage" office:value="0.95838360231184661" table:style-name="ce32">
            <text:p>95,8%</text:p>
          </table:table-cell>
          <table:table-cell office:value-type="float" office:value="907888" table:style-name="ce31">
            <text:p>907.888</text:p>
          </table:table-cell>
          <table:table-cell office:value-type="percentage" office:value="0.95578224847087556" table:style-name="ce32">
            <text:p>95,6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794" table:style-name="ce31">
            <text:p>2.342.794</text:p>
          </table:table-cell>
          <table:table-cell office:value-type="percentage" office:value="0.95385702775141512" table:style-name="ce32">
            <text:p>95,4%</text:p>
          </table:table-cell>
          <table:table-cell office:value-type="float" office:value="2349615" table:style-name="ce31">
            <text:p>2.349.615</text:p>
          </table:table-cell>
          <table:table-cell office:value-type="percentage" office:value="0.95663416427570724" table:style-name="ce32">
            <text:p>95,7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69" table:style-name="ce31">
            <text:p>269.469</text:p>
          </table:table-cell>
          <table:table-cell office:value-type="percentage" office:value="0.95733251858930857" table:style-name="ce32">
            <text:p>95,7%</text:p>
          </table:table-cell>
          <table:table-cell office:value-type="float" office:value="274265" table:style-name="ce31">
            <text:p>274.265</text:p>
          </table:table-cell>
          <table:table-cell office:value-type="percentage" office:value="0.97437108985039733" table:style-name="ce32">
            <text:p>97,4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4233" table:style-name="ce31">
            <text:p>5.524.233</text:p>
          </table:table-cell>
          <table:table-cell office:value-type="percentage" office:value="0.92519144491926519" table:style-name="ce32">
            <text:p>92,5%</text:p>
          </table:table-cell>
          <table:table-cell office:value-type="float" office:value="5534943" table:style-name="ce31">
            <text:p>5.534.943</text:p>
          </table:table-cell>
          <table:table-cell office:value-type="percentage" office:value="0.9269851419583085" table:style-name="ce32">
            <text:p>92,7%</text:p>
          </table:table-cell>
          <table:table-cell office:value-type="date" office:date-value="2022-10-04T00:00:00" table:style-name="ce33">
            <text:p>04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999" table:style-name="ce31">
            <text:p>1.232.999</text:p>
          </table:table-cell>
          <table:table-cell office:value-type="percentage" office:value="0.93578164773598338" table:style-name="ce32">
            <text:p>93,6%</text:p>
          </table:table-cell>
          <table:table-cell office:value-type="float" office:value="1238505" table:style-name="ce31">
            <text:p>1.238.505</text:p>
          </table:table-cell>
          <table:table-cell office:value-type="percentage" office:value="0.93996041329251212" table:style-name="ce32">
            <text:p>94,0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330" table:style-name="ce31">
            <text:p>540.330</text:p>
          </table:table-cell>
          <table:table-cell office:value-type="percentage" office:value="0.93132405106054394" table:style-name="ce32">
            <text:p>93,1%</text:p>
          </table:table-cell>
          <table:table-cell office:value-type="float" office:value="541313" table:style-name="ce31">
            <text:p>541.313</text:p>
          </table:table-cell>
          <table:table-cell office:value-type="percentage" office:value="0.93301837035096369" table:style-name="ce32">
            <text:p>93,3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9287" table:style-name="ce31">
            <text:p>1.869.287</text:p>
          </table:table-cell>
          <table:table-cell office:value-type="percentage" office:value="0.95603331129015012" table:style-name="ce32">
            <text:p>95,6%</text:p>
          </table:table-cell>
          <table:table-cell office:value-type="float" office:value="1858300" table:style-name="ce31">
            <text:p>1.858.300</text:p>
          </table:table-cell>
          <table:table-cell office:value-type="percentage" office:value="0.95041408963443608" table:style-name="ce32">
            <text:p>95,0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571" table:style-name="ce31">
            <text:p>65.571</text:p>
          </table:table-cell>
          <table:table-cell office:value-type="percentage" office:value="0.92315814667248586" table:style-name="ce32">
            <text:p>92,3%</text:p>
          </table:table-cell>
          <table:table-cell office:value-type="float" office:value="63840" table:style-name="ce31">
            <text:p>63.840</text:p>
          </table:table-cell>
          <table:table-cell office:value-type="percentage" office:value="0.89878781905982064" table:style-name="ce32">
            <text:p>89,9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116" table:style-name="ce31">
            <text:p>63.116</text:p>
          </table:table-cell>
          <table:table-cell office:value-type="percentage" office:value="0.92455981015439603" table:style-name="ce32">
            <text:p>92,5%</text:p>
          </table:table-cell>
          <table:table-cell office:value-type="float" office:value="61514" table:style-name="ce31">
            <text:p>61.514</text:p>
          </table:table-cell>
          <table:table-cell office:value-type="percentage" office:value="0.90109278410921978" table:style-name="ce32">
            <text:p>90,1%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5" table:style-name="ce31">
            <text:p>95.155</text:p>
          </table:table-cell>
          <table:table-cell office:value-type="string" table:style-name="ce32">
            <text:p>-</text:p>
          </table:table-cell>
          <table:table-cell office:value-type="float" office:value="94794" table:style-name="ce31">
            <text:p>94.794</text:p>
          </table:table-cell>
          <table:table-cell office:value-type="string" table:style-name="ce32">
            <text:p>-</text:p>
          </table:table-cell>
          <table:table-cell office:value-type="date" office:date-value="2022-10-05T00:00:00" table:style-name="ce33">
            <text:p>05/10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5" table:style-name="ce31">
            <text:p>8.125</text:p>
          </table:table-cell>
          <table:table-cell office:value-type="string" table:style-name="ce32">
            <text:p>-</text:p>
          </table:table-cell>
          <table:table-cell office:value-type="float" office:value="8143" table:style-name="ce31">
            <text:p>8.143</text:p>
          </table:table-cell>
          <table:table-cell office:value-type="string" table:style-name="ce32">
            <text:p>-</text:p>
          </table:table-cell>
          <table:table-cell office:value-type="date" office:date-value="2022-09-21T00:00:00" table:style-name="ce33">
            <text:p>2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68068" table:style-name="ce36">
            <text:p>39.268.068</text:p>
          </table:table-cell>
          <table:table-cell office:value-type="percentage" office:value="0.9308530824190655" table:style-name="ce37">
            <text:p>93,1%</text:p>
          </table:table-cell>
          <table:table-cell office:value-type="float" office:value="39156977" table:style-name="ce36">
            <text:p>39.156.977</text:p>
          </table:table-cell>
          <table:table-cell office:value-type="percentage" office:value="0.92821966027619318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66" table:style-name="ce46">
            <text:p>435.666</text:p>
          </table:table-cell>
          <table:table-cell office:value-type="percentage" office:value="1" table:style-name="ce47">
            <text:p>100,0%</text:p>
          </table:table-cell>
          <table:table-cell office:value-type="float" office:value="656761" table:style-name="ce46">
            <text:p>656.761</text:p>
          </table:table-cell>
          <table:table-cell office:value-type="percentage" office:value="1" table:style-name="ce47">
            <text:p>100,0%</text:p>
          </table:table-cell>
          <table:table-cell office:value-type="float" office:value="937947" table:style-name="ce46">
            <text:p>937.947</text:p>
          </table:table-cell>
          <table:table-cell office:value-type="percentage" office:value="0.97883386956562579" table:style-name="ce47">
            <text:p>97,9%</text:p>
          </table:table-cell>
          <table:table-cell office:value-type="float" office:value="1230228" table:style-name="ce46">
            <text:p>1.230.228</text:p>
          </table:table-cell>
          <table:table-cell office:value-type="percentage" office:value="0.95544936241399636" table:style-name="ce47">
            <text:p>95,5%</text:p>
          </table:table-cell>
          <table:table-cell office:value-type="float" office:value="1278418" table:style-name="ce46">
            <text:p>1.278.418</text:p>
          </table:table-cell>
          <table:table-cell office:value-type="percentage" office:value="0.92348822829139743" table:style-name="ce47">
            <text:p>92,3%</text:p>
          </table:table-cell>
          <table:table-cell office:value-type="float" office:value="969996" table:style-name="ce46">
            <text:p>969.996</text:p>
          </table:table-cell>
          <table:table-cell office:value-type="percentage" office:value="0.88039550796761223" table:style-name="ce47">
            <text:p>88,0%</text:p>
          </table:table-cell>
          <table:table-cell office:value-type="float" office:value="814217" table:style-name="ce46">
            <text:p>814.217</text:p>
          </table:table-cell>
          <table:table-cell office:value-type="percentage" office:value="0.87917768045333611" table:style-name="ce47">
            <text:p>87,9%</text:p>
          </table:table-cell>
          <table:table-cell office:value-type="float" office:value="724082" table:style-name="ce46">
            <text:p>724.082</text:p>
          </table:table-cell>
          <table:table-cell office:value-type="percentage" office:value="0.93690334167479683" table:style-name="ce47">
            <text:p>93,7%</text:p>
          </table:table-cell>
          <table:table-cell office:value-type="float" office:value="7047315" table:style-name="ce46">
            <text:p>7.047.315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6401580712852" table:style-name="ce47">
            <text:p>93,9%</text:p>
          </table:table-cell>
          <table:table-cell office:value-type="percentage" office:value="0.82887969102646997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55" table:style-name="ce49">
            <text:p>101.755</text:p>
          </table:table-cell>
          <table:table-cell office:value-type="percentage" office:value="1" table:style-name="ce50">
            <text:p>100,0%</text:p>
          </table:table-cell>
          <table:table-cell office:value-type="float" office:value="119922" table:style-name="ce49">
            <text:p>119.922</text:p>
          </table:table-cell>
          <table:table-cell office:value-type="percentage" office:value="1" table:style-name="ce50">
            <text:p>100,0%</text:p>
          </table:table-cell>
          <table:table-cell office:value-type="float" office:value="156135" table:style-name="ce49">
            <text:p>156.135</text:p>
          </table:table-cell>
          <table:table-cell office:value-type="percentage" office:value="0.96791891389250506" table:style-name="ce50">
            <text:p>96,8%</text:p>
          </table:table-cell>
          <table:table-cell office:value-type="float" office:value="188712" table:style-name="ce49">
            <text:p>188.712</text:p>
          </table:table-cell>
          <table:table-cell office:value-type="percentage" office:value="0.93900582176444247" table:style-name="ce50">
            <text:p>93,9%</text:p>
          </table:table-cell>
          <table:table-cell office:value-type="float" office:value="192626" table:style-name="ce49">
            <text:p>192.626</text:p>
          </table:table-cell>
          <table:table-cell office:value-type="percentage" office:value="0.90165093125254525" table:style-name="ce50">
            <text:p>90,2%</text:p>
          </table:table-cell>
          <table:table-cell office:value-type="float" office:value="132360" table:style-name="ce49">
            <text:p>132.360</text:p>
          </table:table-cell>
          <table:table-cell office:value-type="percentage" office:value="0.83625014215494253" table:style-name="ce50">
            <text:p>83,6%</text:p>
          </table:table-cell>
          <table:table-cell office:value-type="float" office:value="111175" table:style-name="ce49">
            <text:p>111.175</text:p>
          </table:table-cell>
          <table:table-cell office:value-type="percentage" office:value="0.84997477025642598" table:style-name="ce50">
            <text:p>85,0%</text:p>
          </table:table-cell>
          <table:table-cell office:value-type="float" office:value="95858" table:style-name="ce49">
            <text:p>95.858</text:p>
          </table:table-cell>
          <table:table-cell office:value-type="percentage" office:value="0.89555947943234582" table:style-name="ce50">
            <text:p>89,6%</text:p>
          </table:table-cell>
          <table:table-cell office:value-type="float" office:value="1098543" table:style-name="ce49">
            <text:p>1.098.543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6048521617477" table:style-name="ce50">
            <text:p>92,4%</text:p>
          </table:table-cell>
          <table:table-cell office:value-type="percentage" office:value="0.82526915041547311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9" table:style-name="ce49">
            <text:p>89.319</text:p>
          </table:table-cell>
          <table:table-cell office:value-type="percentage" office:value="1" table:style-name="ce50">
            <text:p>100,0%</text:p>
          </table:table-cell>
          <table:table-cell office:value-type="float" office:value="114861" table:style-name="ce49">
            <text:p>114.861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7" table:style-name="ce49">
            <text:p>149.267</text:p>
          </table:table-cell>
          <table:table-cell office:value-type="percentage" office:value="0.98208434765445096" table:style-name="ce50">
            <text:p>98,2%</text:p>
          </table:table-cell>
          <table:table-cell office:value-type="float" office:value="154551" table:style-name="ce49">
            <text:p>154.551</text:p>
          </table:table-cell>
          <table:table-cell office:value-type="percentage" office:value="0.95352998155266133" table:style-name="ce50">
            <text:p>95,4%</text:p>
          </table:table-cell>
          <table:table-cell office:value-type="float" office:value="152701" table:style-name="ce49">
            <text:p>152.701</text:p>
          </table:table-cell>
          <table:table-cell office:value-type="percentage" office:value="0.92032907425265187" table:style-name="ce50">
            <text:p>92,0%</text:p>
          </table:table-cell>
          <table:table-cell office:value-type="float" office:value="93266" table:style-name="ce49">
            <text:p>93.266</text:p>
          </table:table-cell>
          <table:table-cell office:value-type="percentage" office:value="0.85887412400659358" table:style-name="ce50">
            <text:p>85,9%</text:p>
          </table:table-cell>
          <table:table-cell office:value-type="float" office:value="69036" table:style-name="ce49">
            <text:p>69.036</text:p>
          </table:table-cell>
          <table:table-cell office:value-type="percentage" office:value="0.87120466419323084" table:style-name="ce50">
            <text:p>87,1%</text:p>
          </table:table-cell>
          <table:table-cell office:value-type="float" office:value="63184" table:style-name="ce49">
            <text:p>63.184</text:p>
          </table:table-cell>
          <table:table-cell office:value-type="percentage" office:value="0.96824813044011282" table:style-name="ce50">
            <text:p>96,8%</text:p>
          </table:table-cell>
          <table:table-cell office:value-type="float" office:value="886185" table:style-name="ce49">
            <text:p>886.185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42931623187566" table:style-name="ce50">
            <text:p>95,2%</text:p>
          </table:table-cell>
          <table:table-cell office:value-type="percentage" office:value="0.87490830683322651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5" table:style-name="ce49">
            <text:p>51.875</text:p>
          </table:table-cell>
          <table:table-cell office:value-type="percentage" office:value="0.967221673223575" table:style-name="ce50">
            <text:p>96,7%</text:p>
          </table:table-cell>
          <table:table-cell office:value-type="float" office:value="79972" table:style-name="ce49">
            <text:p>79.972</text:p>
          </table:table-cell>
          <table:table-cell office:value-type="percentage" office:value="0.91675264231836207" table:style-name="ce50">
            <text:p>91,7%</text:p>
          </table:table-cell>
          <table:table-cell office:value-type="float" office:value="112257" table:style-name="ce49">
            <text:p>112.257</text:p>
          </table:table-cell>
          <table:table-cell office:value-type="percentage" office:value="0.88118656441091736" table:style-name="ce50">
            <text:p>88,1%</text:p>
          </table:table-cell>
          <table:table-cell office:value-type="float" office:value="153820" table:style-name="ce49">
            <text:p>153.820</text:p>
          </table:table-cell>
          <table:table-cell office:value-type="percentage" office:value="0.86655249340874774" table:style-name="ce50">
            <text:p>86,7%</text:p>
          </table:table-cell>
          <table:table-cell office:value-type="float" office:value="174090" table:style-name="ce49">
            <text:p>174.090</text:p>
          </table:table-cell>
          <table:table-cell office:value-type="percentage" office:value="0.80365427493848762" table:style-name="ce50">
            <text:p>80,4%</text:p>
          </table:table-cell>
          <table:table-cell office:value-type="float" office:value="135742" table:style-name="ce49">
            <text:p>135.742</text:p>
          </table:table-cell>
          <table:table-cell office:value-type="percentage" office:value="0.73753986753383649" table:style-name="ce50">
            <text:p>73,8%</text:p>
          </table:table-cell>
          <table:table-cell office:value-type="float" office:value="105156" table:style-name="ce49">
            <text:p>105.156</text:p>
          </table:table-cell>
          <table:table-cell office:value-type="percentage" office:value="0.76637053340426931" table:style-name="ce50">
            <text:p>76,6%</text:p>
          </table:table-cell>
          <table:table-cell office:value-type="float" office:value="84912" table:style-name="ce49">
            <text:p>84.912</text:p>
          </table:table-cell>
          <table:table-cell office:value-type="percentage" office:value="0.85307828323420676" table:style-name="ce50">
            <text:p>85,3%</text:p>
          </table:table-cell>
          <table:table-cell office:value-type="float" office:value="897824" table:style-name="ce49">
            <text:p>897.824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8725769419315" table:style-name="ce50">
            <text:p>82,9%</text:p>
          </table:table-cell>
          <table:table-cell office:value-type="percentage" office:value="0.73605705970363389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26" table:style-name="ce49">
            <text:p>94.926</text:p>
          </table:table-cell>
          <table:table-cell office:value-type="percentage" office:value="0.94583607341424047" table:style-name="ce50">
            <text:p>94,6%</text:p>
          </table:table-cell>
          <table:table-cell office:value-type="float" office:value="156315" table:style-name="ce49">
            <text:p>156.315</text:p>
          </table:table-cell>
          <table:table-cell office:value-type="percentage" office:value="0.93352483785817519" table:style-name="ce50">
            <text:p>93,4%</text:p>
          </table:table-cell>
          <table:table-cell office:value-type="float" office:value="229670" table:style-name="ce49">
            <text:p>229.670</text:p>
          </table:table-cell>
          <table:table-cell office:value-type="percentage" office:value="0.91300113295303209" table:style-name="ce50">
            <text:p>91,3%</text:p>
          </table:table-cell>
          <table:table-cell office:value-type="float" office:value="326301" table:style-name="ce49">
            <text:p>326.301</text:p>
          </table:table-cell>
          <table:table-cell office:value-type="percentage" office:value="0.88609275839314372" table:style-name="ce50">
            <text:p>88,6%</text:p>
          </table:table-cell>
          <table:table-cell office:value-type="float" office:value="325553" table:style-name="ce49">
            <text:p>325.553</text:p>
          </table:table-cell>
          <table:table-cell office:value-type="percentage" office:value="0.82605650778345874" table:style-name="ce50">
            <text:p>82,6%</text:p>
          </table:table-cell>
          <table:table-cell office:value-type="float" office:value="240290" table:style-name="ce49">
            <text:p>240.290</text:p>
          </table:table-cell>
          <table:table-cell office:value-type="percentage" office:value="0.76803830442815046" table:style-name="ce50">
            <text:p>76,8%</text:p>
          </table:table-cell>
          <table:table-cell office:value-type="float" office:value="202439" table:style-name="ce49">
            <text:p>202.439</text:p>
          </table:table-cell>
          <table:table-cell office:value-type="percentage" office:value="0.79490401341338435" table:style-name="ce50">
            <text:p>79,5%</text:p>
          </table:table-cell>
          <table:table-cell office:value-type="float" office:value="173381" table:style-name="ce49">
            <text:p>173.381</text:p>
          </table:table-cell>
          <table:table-cell office:value-type="percentage" office:value="0.94093289555802784" table:style-name="ce50">
            <text:p>94,1%</text:p>
          </table:table-cell>
          <table:table-cell office:value-type="float" office:value="1748875" table:style-name="ce49">
            <text:p>1.748.875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600264665138605" table:style-name="ce50">
            <text:p>86,0%</text:p>
          </table:table-cell>
          <table:table-cell office:value-type="percentage" office:value="0.77922792553274445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8" table:style-name="ce49">
            <text:p>42.608</text:p>
          </table:table-cell>
          <table:table-cell office:value-type="percentage" office:value="1" table:style-name="ce50">
            <text:p>100,0%</text:p>
          </table:table-cell>
          <table:table-cell office:value-type="float" office:value="56239" table:style-name="ce49">
            <text:p>56.239</text:p>
          </table:table-cell>
          <table:table-cell office:value-type="percentage" office:value="1" table:style-name="ce50">
            <text:p>100,0%</text:p>
          </table:table-cell>
          <table:table-cell office:value-type="float" office:value="77324" table:style-name="ce49">
            <text:p>77.324</text:p>
          </table:table-cell>
          <table:table-cell office:value-type="percentage" office:value="0.97561098704215399" table:style-name="ce50">
            <text:p>97,6%</text:p>
          </table:table-cell>
          <table:table-cell office:value-type="float" office:value="85268" table:style-name="ce49">
            <text:p>85.268</text:p>
          </table:table-cell>
          <table:table-cell office:value-type="percentage" office:value="0.93731999560294599" table:style-name="ce50">
            <text:p>93,7%</text:p>
          </table:table-cell>
          <table:table-cell office:value-type="float" office:value="89586" table:style-name="ce49">
            <text:p>89.586</text:p>
          </table:table-cell>
          <table:table-cell office:value-type="percentage" office:value="0.91990635204238802" table:style-name="ce50">
            <text:p>92,0%</text:p>
          </table:table-cell>
          <table:table-cell office:value-type="float" office:value="57051" table:style-name="ce49">
            <text:p>57.051</text:p>
          </table:table-cell>
          <table:table-cell office:value-type="percentage" office:value="0.84950415438220317" table:style-name="ce50">
            <text:p>85,0%</text:p>
          </table:table-cell>
          <table:table-cell office:value-type="float" office:value="43648" table:style-name="ce49">
            <text:p>43.648</text:p>
          </table:table-cell>
          <table:table-cell office:value-type="percentage" office:value="0.85797967487665361" table:style-name="ce50">
            <text:p>85,8%</text:p>
          </table:table-cell>
          <table:table-cell office:value-type="float" office:value="43413" table:style-name="ce49">
            <text:p>43.413</text:p>
          </table:table-cell>
          <table:table-cell office:value-type="percentage" office:value="0.95870414946006233" table:style-name="ce50">
            <text:p>95,9%</text:p>
          </table:table-cell>
          <table:table-cell office:value-type="float" office:value="495137" table:style-name="ce49">
            <text:p>495.137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42837844504057" table:style-name="ce50">
            <text:p>93,9%</text:p>
          </table:table-cell>
          <table:table-cell office:value-type="percentage" office:value="0.8483384876339618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107" table:style-name="ce49">
            <text:p>230.107</text:p>
          </table:table-cell>
          <table:table-cell office:value-type="percentage" office:value="1" table:style-name="ce50">
            <text:p>100,0%</text:p>
          </table:table-cell>
          <table:table-cell office:value-type="float" office:value="252394" table:style-name="ce49">
            <text:p>252.394</text:p>
          </table:table-cell>
          <table:table-cell office:value-type="percentage" office:value="1" table:style-name="ce50">
            <text:p>100,0%</text:p>
          </table:table-cell>
          <table:table-cell office:value-type="float" office:value="324754" table:style-name="ce49">
            <text:p>324.754</text:p>
          </table:table-cell>
          <table:table-cell office:value-type="percentage" office:value="0.99239403134673621" table:style-name="ce50">
            <text:p>99,2%</text:p>
          </table:table-cell>
          <table:table-cell office:value-type="float" office:value="358075" table:style-name="ce49">
            <text:p>358.075</text:p>
          </table:table-cell>
          <table:table-cell office:value-type="percentage" office:value="0.93932891399070839" table:style-name="ce50">
            <text:p>93,9%</text:p>
          </table:table-cell>
          <table:table-cell office:value-type="float" office:value="326525" table:style-name="ce49">
            <text:p>326.525</text:p>
          </table:table-cell>
          <table:table-cell office:value-type="percentage" office:value="0.9065052387271586" table:style-name="ce50">
            <text:p>90,7%</text:p>
          </table:table-cell>
          <table:table-cell office:value-type="float" office:value="219409" table:style-name="ce49">
            <text:p>219.409</text:p>
          </table:table-cell>
          <table:table-cell office:value-type="percentage" office:value="0.84745965654958244" table:style-name="ce50">
            <text:p>84,7%</text:p>
          </table:table-cell>
          <table:table-cell office:value-type="float" office:value="181647" table:style-name="ce49">
            <text:p>181.647</text:p>
          </table:table-cell>
          <table:table-cell office:value-type="percentage" office:value="0.85771960392673496" table:style-name="ce50">
            <text:p>85,8%</text:p>
          </table:table-cell>
          <table:table-cell office:value-type="float" office:value="156724" table:style-name="ce49">
            <text:p>156.724</text:p>
          </table:table-cell>
          <table:table-cell office:value-type="percentage" office:value="0.9317827798190228" table:style-name="ce50">
            <text:p>93,2%</text:p>
          </table:table-cell>
          <table:table-cell office:value-type="float" office:value="2049635" table:style-name="ce49">
            <text:p>2.049.635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59779186418613" table:style-name="ce50">
            <text:p>94,4%</text:p>
          </table:table-cell>
          <table:table-cell office:value-type="percentage" office:value="0.85879197150481701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227" table:style-name="ce49">
            <text:p>139.227</text:p>
          </table:table-cell>
          <table:table-cell office:value-type="percentage" office:value="1" table:style-name="ce50">
            <text:p>100,0%</text:p>
          </table:table-cell>
          <table:table-cell office:value-type="float" office:value="159799" table:style-name="ce49">
            <text:p>159.799</text:p>
          </table:table-cell>
          <table:table-cell office:value-type="percentage" office:value="1" table:style-name="ce50">
            <text:p>100,0%</text:p>
          </table:table-cell>
          <table:table-cell office:value-type="float" office:value="225939" table:style-name="ce49">
            <text:p>225.939</text:p>
          </table:table-cell>
          <table:table-cell office:value-type="percentage" office:value="0.99083884435244796" table:style-name="ce50">
            <text:p>99,1%</text:p>
          </table:table-cell>
          <table:table-cell office:value-type="float" office:value="290793" table:style-name="ce49">
            <text:p>290.793</text:p>
          </table:table-cell>
          <table:table-cell office:value-type="percentage" office:value="0.93380367172221557" table:style-name="ce50">
            <text:p>93,4%</text:p>
          </table:table-cell>
          <table:table-cell office:value-type="float" office:value="292922" table:style-name="ce49">
            <text:p>292.922</text:p>
          </table:table-cell>
          <table:table-cell office:value-type="percentage" office:value="0.88581442538277066" table:style-name="ce50">
            <text:p>88,6%</text:p>
          </table:table-cell>
          <table:table-cell office:value-type="float" office:value="213269" table:style-name="ce49">
            <text:p>213.269</text:p>
          </table:table-cell>
          <table:table-cell office:value-type="percentage" office:value="0.82742259001904939" table:style-name="ce50">
            <text:p>82,7%</text:p>
          </table:table-cell>
          <table:table-cell office:value-type="float" office:value="181846" table:style-name="ce49">
            <text:p>181.846</text:p>
          </table:table-cell>
          <table:table-cell office:value-type="percentage" office:value="0.83037736538321039" table:style-name="ce50">
            <text:p>83,0%</text:p>
          </table:table-cell>
          <table:table-cell office:value-type="float" office:value="161020" table:style-name="ce49">
            <text:p>161.020</text:p>
          </table:table-cell>
          <table:table-cell office:value-type="percentage" office:value="0.90554280829621636" table:style-name="ce50">
            <text:p>90,6%</text:p>
          </table:table-cell>
          <table:table-cell office:value-type="float" office:value="1664815" table:style-name="ce49">
            <text:p>1.664.815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70695486217035" table:style-name="ce50">
            <text:p>91,7%</text:p>
          </table:table-cell>
          <table:table-cell office:value-type="percentage" office:value="0.81263765122109322" table:style-name="ce50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410" table:style-name="ce49">
            <text:p>461.410</text:p>
          </table:table-cell>
          <table:table-cell office:value-type="percentage" office:value="1" table:style-name="ce50">
            <text:p>100,0%</text:p>
          </table:table-cell>
          <table:table-cell office:value-type="float" office:value="622409" table:style-name="ce49">
            <text:p>622.409</text:p>
          </table:table-cell>
          <table:table-cell office:value-type="percentage" office:value="0.97903689581839004" table:style-name="ce50">
            <text:p>97,9%</text:p>
          </table:table-cell>
          <table:table-cell office:value-type="float" office:value="810610" table:style-name="ce49">
            <text:p>810.610</text:p>
          </table:table-cell>
          <table:table-cell office:value-type="percentage" office:value="0.95088001651643905" table:style-name="ce50">
            <text:p>95,1%</text:p>
          </table:table-cell>
          <table:table-cell office:value-type="float" office:value="1045862" table:style-name="ce49">
            <text:p>1.045.862</text:p>
          </table:table-cell>
          <table:table-cell office:value-type="percentage" office:value="0.95303539909294777" table:style-name="ce50">
            <text:p>95,3%</text:p>
          </table:table-cell>
          <table:table-cell office:value-type="float" office:value="1168362" table:style-name="ce49">
            <text:p>1.168.362</text:p>
          </table:table-cell>
          <table:table-cell office:value-type="percentage" office:value="0.91598159196569273" table:style-name="ce50">
            <text:p>91,6%</text:p>
          </table:table-cell>
          <table:table-cell office:value-type="float" office:value="836204" table:style-name="ce49">
            <text:p>836.204</text:p>
          </table:table-cell>
          <table:table-cell office:value-type="percentage" office:value="0.86507322361859995" table:style-name="ce50">
            <text:p>86,5%</text:p>
          </table:table-cell>
          <table:table-cell office:value-type="float" office:value="703239" table:style-name="ce49">
            <text:p>703.239</text:p>
          </table:table-cell>
          <table:table-cell office:value-type="percentage" office:value="0.84824781164925112" table:style-name="ce50">
            <text:p>84,8%</text:p>
          </table:table-cell>
          <table:table-cell office:value-type="float" office:value="611720" table:style-name="ce49">
            <text:p>611.720</text:p>
          </table:table-cell>
          <table:table-cell office:value-type="percentage" office:value="0.91116132405271066" table:style-name="ce50">
            <text:p>91,1%</text:p>
          </table:table-cell>
          <table:table-cell office:value-type="float" office:value="6259816" table:style-name="ce49">
            <text:p>6.259.816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94808308664145" table:style-name="ce50">
            <text:p>92,3%</text:p>
          </table:table-cell>
          <table:table-cell office:value-type="percentage" office:value="0.81600958800342005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31" table:style-name="ce49">
            <text:p>299.231</text:p>
          </table:table-cell>
          <table:table-cell office:value-type="percentage" office:value="1" table:style-name="ce50">
            <text:p>100,0%</text:p>
          </table:table-cell>
          <table:table-cell office:value-type="float" office:value="437995" table:style-name="ce49">
            <text:p>437.995</text:p>
          </table:table-cell>
          <table:table-cell office:value-type="percentage" office:value="0.99595021101651748" table:style-name="ce50">
            <text:p>99,6%</text:p>
          </table:table-cell>
          <table:table-cell office:value-type="float" office:value="577039" table:style-name="ce49">
            <text:p>577.039</text:p>
          </table:table-cell>
          <table:table-cell office:value-type="percentage" office:value="0.96633787721472353" table:style-name="ce50">
            <text:p>96,6%</text:p>
          </table:table-cell>
          <table:table-cell office:value-type="float" office:value="724384" table:style-name="ce49">
            <text:p>724.384</text:p>
          </table:table-cell>
          <table:table-cell office:value-type="percentage" office:value="0.95026603838928714" table:style-name="ce50">
            <text:p>95,0%</text:p>
          </table:table-cell>
          <table:table-cell office:value-type="float" office:value="768729" table:style-name="ce49">
            <text:p>768.729</text:p>
          </table:table-cell>
          <table:table-cell office:value-type="percentage" office:value="0.91436656306536157" table:style-name="ce50">
            <text:p>91,4%</text:p>
          </table:table-cell>
          <table:table-cell office:value-type="float" office:value="532063" table:style-name="ce49">
            <text:p>532.063</text:p>
          </table:table-cell>
          <table:table-cell office:value-type="percentage" office:value="0.86666362610172976" table:style-name="ce50">
            <text:p>86,7%</text:p>
          </table:table-cell>
          <table:table-cell office:value-type="float" office:value="450290" table:style-name="ce49">
            <text:p>450.290</text:p>
          </table:table-cell>
          <table:table-cell office:value-type="percentage" office:value="0.87814686030660738" table:style-name="ce50">
            <text:p>87,8%</text:p>
          </table:table-cell>
          <table:table-cell office:value-type="float" office:value="408754" table:style-name="ce49">
            <text:p>408.754</text:p>
          </table:table-cell>
          <table:table-cell office:value-type="percentage" office:value="0.94450850222636096" table:style-name="ce50">
            <text:p>94,5%</text:p>
          </table:table-cell>
          <table:table-cell office:value-type="float" office:value="4198485" table:style-name="ce49">
            <text:p>4.198.485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65287155506227" table:style-name="ce50">
            <text:p>93,5%</text:p>
          </table:table-cell>
          <table:table-cell office:value-type="percentage" office:value="0.83186993577429957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4" table:style-name="ce49">
            <text:p>78.454</text:p>
          </table:table-cell>
          <table:table-cell office:value-type="percentage" office:value="1" table:style-name="ce50">
            <text:p>100,0%</text:p>
          </table:table-cell>
          <table:table-cell office:value-type="float" office:value="96178" table:style-name="ce49">
            <text:p>96.178</text:p>
          </table:table-cell>
          <table:table-cell office:value-type="percentage" office:value="1" table:style-name="ce50">
            <text:p>100,0%</text:p>
          </table:table-cell>
          <table:table-cell office:value-type="float" office:value="133513" table:style-name="ce49">
            <text:p>133.513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8" table:style-name="ce49">
            <text:p>162.408</text:p>
          </table:table-cell>
          <table:table-cell office:value-type="percentage" office:value="0.96698481122695035" table:style-name="ce50">
            <text:p>96,7%</text:p>
          </table:table-cell>
          <table:table-cell office:value-type="float" office:value="147462" table:style-name="ce49">
            <text:p>147.462</text:p>
          </table:table-cell>
          <table:table-cell office:value-type="percentage" office:value="0.93605271176112126" table:style-name="ce50">
            <text:p>93,6%</text:p>
          </table:table-cell>
          <table:table-cell office:value-type="float" office:value="115000" table:style-name="ce49">
            <text:p>115.000</text:p>
          </table:table-cell>
          <table:table-cell office:value-type="percentage" office:value="0.88569184085272867" table:style-name="ce50">
            <text:p>88,6%</text:p>
          </table:table-cell>
          <table:table-cell office:value-type="float" office:value="95836" table:style-name="ce49">
            <text:p>95.836</text:p>
          </table:table-cell>
          <table:table-cell office:value-type="percentage" office:value="0.85183012461557606" table:style-name="ce50">
            <text:p>85,2%</text:p>
          </table:table-cell>
          <table:table-cell office:value-type="float" office:value="81508" table:style-name="ce49">
            <text:p>81.508</text:p>
          </table:table-cell>
          <table:table-cell office:value-type="percentage" office:value="0.95098531076083026" table:style-name="ce50">
            <text:p>95,1%</text:p>
          </table:table-cell>
          <table:table-cell office:value-type="float" office:value="910359" table:style-name="ce49">
            <text:p>910.359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8360231184661" table:style-name="ce50">
            <text:p>95,8%</text:p>
          </table:table-cell>
          <table:table-cell office:value-type="percentage" office:value="0.86045355430392656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55" table:style-name="ce49">
            <text:p>243.155</text:p>
          </table:table-cell>
          <table:table-cell office:value-type="percentage" office:value="1" table:style-name="ce50">
            <text:p>100,0%</text:p>
          </table:table-cell>
          <table:table-cell office:value-type="float" office:value="292438" table:style-name="ce49">
            <text:p>292.438</text:p>
          </table:table-cell>
          <table:table-cell office:value-type="percentage" office:value="1" table:style-name="ce50">
            <text:p>100,0%</text:p>
          </table:table-cell>
          <table:table-cell office:value-type="float" office:value="348378" table:style-name="ce49">
            <text:p>348.378</text:p>
          </table:table-cell>
          <table:table-cell office:value-type="percentage" office:value="0.98532664339896936" table:style-name="ce50">
            <text:p>98,5%</text:p>
          </table:table-cell>
          <table:table-cell office:value-type="float" office:value="394038" table:style-name="ce49">
            <text:p>394.038</text:p>
          </table:table-cell>
          <table:table-cell office:value-type="percentage" office:value="0.96294721407624628" table:style-name="ce50">
            <text:p>96,3%</text:p>
          </table:table-cell>
          <table:table-cell office:value-type="float" office:value="412849" table:style-name="ce49">
            <text:p>412.849</text:p>
          </table:table-cell>
          <table:table-cell office:value-type="percentage" office:value="0.93228208121724243" table:style-name="ce50">
            <text:p>93,2%</text:p>
          </table:table-cell>
          <table:table-cell office:value-type="float" office:value="269359" table:style-name="ce49">
            <text:p>269.359</text:p>
          </table:table-cell>
          <table:table-cell office:value-type="percentage" office:value="0.87284752331512194" table:style-name="ce50">
            <text:p>87,3%</text:p>
          </table:table-cell>
          <table:table-cell office:value-type="float" office:value="205191" table:style-name="ce49">
            <text:p>205.191</text:p>
          </table:table-cell>
          <table:table-cell office:value-type="percentage" office:value="0.89073284656323526" table:style-name="ce50">
            <text:p>89,1%</text:p>
          </table:table-cell>
          <table:table-cell office:value-type="float" office:value="177386" table:style-name="ce49">
            <text:p>177.386</text:p>
          </table:table-cell>
          <table:table-cell office:value-type="percentage" office:value="0.96750370887511994" table:style-name="ce50">
            <text:p>96,8%</text:p>
          </table:table-cell>
          <table:table-cell office:value-type="float" office:value="2342794" table:style-name="ce49">
            <text:p>2.342.794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85702775141512" table:style-name="ce50">
            <text:p>95,4%</text:p>
          </table:table-cell>
          <table:table-cell office:value-type="percentage" office:value="0.8687066072003311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1" table:style-name="ce49">
            <text:p>23.491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7" table:style-name="ce49">
            <text:p>38.547</text:p>
          </table:table-cell>
          <table:table-cell office:value-type="percentage" office:value="0.99826487802351482" table:style-name="ce50">
            <text:p>99,8%</text:p>
          </table:table-cell>
          <table:table-cell office:value-type="float" office:value="45984" table:style-name="ce49">
            <text:p>45.984</text:p>
          </table:table-cell>
          <table:table-cell office:value-type="percentage" office:value="0.96808421052631577" table:style-name="ce50">
            <text:p>96,8%</text:p>
          </table:table-cell>
          <table:table-cell office:value-type="float" office:value="48558" table:style-name="ce49">
            <text:p>48.558</text:p>
          </table:table-cell>
          <table:table-cell office:value-type="percentage" office:value="0.93879050344134252" table:style-name="ce50">
            <text:p>93,9%</text:p>
          </table:table-cell>
          <table:table-cell office:value-type="float" office:value="32624" table:style-name="ce49">
            <text:p>32.624</text:p>
          </table:table-cell>
          <table:table-cell office:value-type="percentage" office:value="0.88087266443460421" table:style-name="ce50">
            <text:p>88,1%</text:p>
          </table:table-cell>
          <table:table-cell office:value-type="float" office:value="25903" table:style-name="ce49">
            <text:p>25.903</text:p>
          </table:table-cell>
          <table:table-cell office:value-type="percentage" office:value="0.85868195982231654" table:style-name="ce50">
            <text:p>85,9%</text:p>
          </table:table-cell>
          <table:table-cell office:value-type="float" office:value="25571" table:style-name="ce49">
            <text:p>25.571</text:p>
          </table:table-cell>
          <table:table-cell office:value-type="percentage" office:value="0.98406773138349046" table:style-name="ce50">
            <text:p>98,4%</text:p>
          </table:table-cell>
          <table:table-cell office:value-type="float" office:value="269469" table:style-name="ce49">
            <text:p>269.469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33251858930857" table:style-name="ce50">
            <text:p>95,7%</text:p>
          </table:table-cell>
          <table:table-cell office:value-type="percentage" office:value="0.85227531501442233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86" table:style-name="ce49">
            <text:p>375.186</text:p>
          </table:table-cell>
          <table:table-cell office:value-type="percentage" office:value="1" table:style-name="ce50">
            <text:p>100,0%</text:p>
          </table:table-cell>
          <table:table-cell office:value-type="float" office:value="512974" table:style-name="ce49">
            <text:p>512.974</text:p>
          </table:table-cell>
          <table:table-cell office:value-type="percentage" office:value="0.973292856465231" table:style-name="ce50">
            <text:p>97,3%</text:p>
          </table:table-cell>
          <table:table-cell office:value-type="float" office:value="694764" table:style-name="ce49">
            <text:p>694.764</text:p>
          </table:table-cell>
          <table:table-cell office:value-type="percentage" office:value="0.96433657478992529" table:style-name="ce50">
            <text:p>96,4%</text:p>
          </table:table-cell>
          <table:table-cell office:value-type="float" office:value="951576" table:style-name="ce49">
            <text:p>951.576</text:p>
          </table:table-cell>
          <table:table-cell office:value-type="percentage" office:value="0.96142192190220044" table:style-name="ce50">
            <text:p>96,1%</text:p>
          </table:table-cell>
          <table:table-cell office:value-type="float" office:value="1055293" table:style-name="ce49">
            <text:p>1.055.293</text:p>
          </table:table-cell>
          <table:table-cell office:value-type="percentage" office:value="0.91285715892193386" table:style-name="ce50">
            <text:p>91,3%</text:p>
          </table:table-cell>
          <table:table-cell office:value-type="float" office:value="783883" table:style-name="ce49">
            <text:p>783.883</text:p>
          </table:table-cell>
          <table:table-cell office:value-type="percentage" office:value="0.87016508962706085" table:style-name="ce50">
            <text:p>87,0%</text:p>
          </table:table-cell>
          <table:table-cell office:value-type="float" office:value="641320" table:style-name="ce49">
            <text:p>641.320</text:p>
          </table:table-cell>
          <table:table-cell office:value-type="percentage" office:value="0.87188348421672279" table:style-name="ce50">
            <text:p>87,2%</text:p>
          </table:table-cell>
          <table:table-cell office:value-type="float" office:value="509237" table:style-name="ce49">
            <text:p>509.237</text:p>
          </table:table-cell>
          <table:table-cell office:value-type="percentage" office:value="0.89223989907838941" table:style-name="ce50">
            <text:p>89,2%</text:p>
          </table:table-cell>
          <table:table-cell office:value-type="float" office:value="5524233" table:style-name="ce49">
            <text:p>5.524.233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519144491926519" table:style-name="ce50">
            <text:p>92,5%</text:p>
          </table:table-cell>
          <table:table-cell office:value-type="percentage" office:value="0.81769888161747162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913" table:style-name="ce49">
            <text:p>72.913</text:p>
          </table:table-cell>
          <table:table-cell office:value-type="percentage" office:value="1" table:style-name="ce50">
            <text:p>100,0%</text:p>
          </table:table-cell>
          <table:table-cell office:value-type="float" office:value="103959" table:style-name="ce49">
            <text:p>103.959</text:p>
          </table:table-cell>
          <table:table-cell office:value-type="percentage" office:value="1" table:style-name="ce50">
            <text:p>100,0%</text:p>
          </table:table-cell>
          <table:table-cell office:value-type="float" office:value="149954" table:style-name="ce49">
            <text:p>149.954</text:p>
          </table:table-cell>
          <table:table-cell office:value-type="percentage" office:value="0.97663816179391827" table:style-name="ce50">
            <text:p>97,7%</text:p>
          </table:table-cell>
          <table:table-cell office:value-type="float" office:value="210159" table:style-name="ce49">
            <text:p>210.159</text:p>
          </table:table-cell>
          <table:table-cell office:value-type="percentage" office:value="0.96357684213422101" table:style-name="ce50">
            <text:p>96,4%</text:p>
          </table:table-cell>
          <table:table-cell office:value-type="float" office:value="237192" table:style-name="ce49">
            <text:p>237.192</text:p>
          </table:table-cell>
          <table:table-cell office:value-type="percentage" office:value="0.93949332192594703" table:style-name="ce50">
            <text:p>93,9%</text:p>
          </table:table-cell>
          <table:table-cell office:value-type="float" office:value="175327" table:style-name="ce49">
            <text:p>175.327</text:p>
          </table:table-cell>
          <table:table-cell office:value-type="percentage" office:value="0.88071269980007438" table:style-name="ce50">
            <text:p>88,1%</text:p>
          </table:table-cell>
          <table:table-cell office:value-type="float" office:value="150734" table:style-name="ce49">
            <text:p>150.734</text:p>
          </table:table-cell>
          <table:table-cell office:value-type="percentage" office:value="0.86659116126918057" table:style-name="ce50">
            <text:p>86,7%</text:p>
          </table:table-cell>
          <table:table-cell office:value-type="float" office:value="132761" table:style-name="ce49">
            <text:p>132.761</text:p>
          </table:table-cell>
          <table:table-cell office:value-type="percentage" office:value="0.91802428500304256" table:style-name="ce50">
            <text:p>91,8%</text:p>
          </table:table-cell>
          <table:table-cell office:value-type="float" office:value="1232999" table:style-name="ce49">
            <text:p>1.232.999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78164773598338" table:style-name="ce50">
            <text:p>93,6%</text:p>
          </table:table-cell>
          <table:table-cell office:value-type="percentage" office:value="0.81489561661145904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91" table:style-name="ce49">
            <text:p>42.591</text:p>
          </table:table-cell>
          <table:table-cell office:value-type="percentage" office:value="1" table:style-name="ce50">
            <text:p>100,0%</text:p>
          </table:table-cell>
          <table:table-cell office:value-type="float" office:value="56017" table:style-name="ce49">
            <text:p>56.017</text:p>
          </table:table-cell>
          <table:table-cell office:value-type="percentage" office:value="0.98900070621468927" table:style-name="ce50">
            <text:p>98,9%</text:p>
          </table:table-cell>
          <table:table-cell office:value-type="float" office:value="72669" table:style-name="ce49">
            <text:p>72.669</text:p>
          </table:table-cell>
          <table:table-cell office:value-type="percentage" office:value="0.96034095414298926" table:style-name="ce50">
            <text:p>96,0%</text:p>
          </table:table-cell>
          <table:table-cell office:value-type="float" office:value="92598" table:style-name="ce49">
            <text:p>92.598</text:p>
          </table:table-cell>
          <table:table-cell office:value-type="percentage" office:value="0.94779831726340358" table:style-name="ce50">
            <text:p>94,8%</text:p>
          </table:table-cell>
          <table:table-cell office:value-type="float" office:value="96699" table:style-name="ce49">
            <text:p>96.699</text:p>
          </table:table-cell>
          <table:table-cell office:value-type="percentage" office:value="0.91464487386850546" table:style-name="ce50">
            <text:p>91,5%</text:p>
          </table:table-cell>
          <table:table-cell office:value-type="float" office:value="66174" table:style-name="ce49">
            <text:p>66.174</text:p>
          </table:table-cell>
          <table:table-cell office:value-type="percentage" office:value="0.86243793089965981" table:style-name="ce50">
            <text:p>86,2%</text:p>
          </table:table-cell>
          <table:table-cell office:value-type="float" office:value="60177" table:style-name="ce49">
            <text:p>60.177</text:p>
          </table:table-cell>
          <table:table-cell office:value-type="percentage" office:value="0.87464027208511386" table:style-name="ce50">
            <text:p>87,5%</text:p>
          </table:table-cell>
          <table:table-cell office:value-type="float" office:value="53405" table:style-name="ce49">
            <text:p>53.405</text:p>
          </table:table-cell>
          <table:table-cell office:value-type="percentage" office:value="0.92844352497348792" table:style-name="ce50">
            <text:p>92,8%</text:p>
          </table:table-cell>
          <table:table-cell office:value-type="float" office:value="540330" table:style-name="ce49">
            <text:p>540.330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32405106054394" table:style-name="ce50">
            <text:p>93,1%</text:p>
          </table:table-cell>
          <table:table-cell office:value-type="percentage" office:value="0.82160224069191401" table:style-name="ce50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342" table:style-name="ce49">
            <text:p>165.342</text:p>
          </table:table-cell>
          <table:table-cell office:value-type="percentage" office:value="1" table:style-name="ce50">
            <text:p>100,0%</text:p>
          </table:table-cell>
          <table:table-cell office:value-type="float" office:value="215114" table:style-name="ce49">
            <text:p>215.114</text:p>
          </table:table-cell>
          <table:table-cell office:value-type="percentage" office:value="0.99421350859192292" table:style-name="ce50">
            <text:p>99,4%</text:p>
          </table:table-cell>
          <table:table-cell office:value-type="float" office:value="281578" table:style-name="ce49">
            <text:p>281.578</text:p>
          </table:table-cell>
          <table:table-cell office:value-type="percentage" office:value="0.99090310842720553" table:style-name="ce50">
            <text:p>99,1%</text:p>
          </table:table-cell>
          <table:table-cell office:value-type="float" office:value="328358" table:style-name="ce49">
            <text:p>328.358</text:p>
          </table:table-cell>
          <table:table-cell office:value-type="percentage" office:value="0.97300773112630268" table:style-name="ce50">
            <text:p>97,3%</text:p>
          </table:table-cell>
          <table:table-cell office:value-type="float" office:value="327598" table:style-name="ce49">
            <text:p>327.598</text:p>
          </table:table-cell>
          <table:table-cell office:value-type="percentage" office:value="0.94120046887928654" table:style-name="ce50">
            <text:p>94,1%</text:p>
          </table:table-cell>
          <table:table-cell office:value-type="float" office:value="213239" table:style-name="ce49">
            <text:p>213.239</text:p>
          </table:table-cell>
          <table:table-cell office:value-type="percentage" office:value="0.89733835504029291" table:style-name="ce50">
            <text:p>89,7%</text:p>
          </table:table-cell>
          <table:table-cell office:value-type="float" office:value="176821" table:style-name="ce49">
            <text:p>176.821</text:p>
          </table:table-cell>
          <table:table-cell office:value-type="percentage" office:value="0.88758878598499114" table:style-name="ce50">
            <text:p>88,8%</text:p>
          </table:table-cell>
          <table:table-cell office:value-type="float" office:value="161237" table:style-name="ce49">
            <text:p>161.237</text:p>
          </table:table-cell>
          <table:table-cell office:value-type="percentage" office:value="0.93299270326414652" table:style-name="ce50">
            <text:p>93,3%</text:p>
          </table:table-cell>
          <table:table-cell office:value-type="float" office:value="1869287" table:style-name="ce49">
            <text:p>1.869.287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603331129015012" table:style-name="ce50">
            <text:p>95,6%</text:p>
          </table:table-cell>
          <table:table-cell office:value-type="percentage" office:value="0.85515355632533485" table:style-name="ce50">
            <text:p>8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2" table:style-name="ce49">
            <text:p>2.412</text:p>
          </table:table-cell>
          <table:table-cell office:value-type="percentage" office:value="0.85019386676066266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6" table:style-name="ce49">
            <text:p>11.356</text:p>
          </table:table-cell>
          <table:table-cell office:value-type="percentage" office:value="0.91899328315934292" table:style-name="ce50">
            <text:p>91,9%</text:p>
          </table:table-cell>
          <table:table-cell office:value-type="float" office:value="9672" table:style-name="ce49">
            <text:p>9.672</text:p>
          </table:table-cell>
          <table:table-cell office:value-type="percentage" office:value="0.84849548205982983" table:style-name="ce50">
            <text:p>84,8%</text:p>
          </table:table-cell>
          <table:table-cell office:value-type="float" office:value="9941" table:style-name="ce49">
            <text:p>9.941</text:p>
          </table:table-cell>
          <table:table-cell office:value-type="percentage" office:value="0.91495628163828813" table:style-name="ce50">
            <text:p>91,5%</text:p>
          </table:table-cell>
          <table:table-cell office:value-type="float" office:value="9814" table:style-name="ce49">
            <text:p>9.814</text:p>
          </table:table-cell>
          <table:table-cell office:value-type="percentage" office:value="1.0574291563409115" table:style-name="ce50">
            <text:p>105,7%</text:p>
          </table:table-cell>
          <table:table-cell office:value-type="float" office:value="65571" table:style-name="ce49">
            <text:p>65.571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315814667248586" table:style-name="ce50">
            <text:p>92,3%</text:p>
          </table:table-cell>
          <table:table-cell office:value-type="percentage" office:value="0.78512159201120735" table:style-name="ce50">
            <text:p>78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2" table:style-name="ce49">
            <text:p>3.432</text:p>
          </table:table-cell>
          <table:table-cell office:value-type="percentage" office:value="0.9024454378122535" table:style-name="ce50">
            <text:p>90,2%</text:p>
          </table:table-cell>
          <table:table-cell office:value-type="float" office:value="7520" table:style-name="ce49">
            <text:p>7.520</text:p>
          </table:table-cell>
          <table:table-cell office:value-type="percentage" office:value="0.93941286695815118" table:style-name="ce50">
            <text:p>93,9%</text:p>
          </table:table-cell>
          <table:table-cell office:value-type="float" office:value="10179" table:style-name="ce49">
            <text:p>10.179</text:p>
          </table:table-cell>
          <table:table-cell office:value-type="percentage" office:value="0.94241273956115179" table:style-name="ce50">
            <text:p>94,2%</text:p>
          </table:table-cell>
          <table:table-cell office:value-type="float" office:value="10724" table:style-name="ce49">
            <text:p>10.724</text:p>
          </table:table-cell>
          <table:table-cell office:value-type="percentage" office:value="0.98178156184198484" table:style-name="ce50">
            <text:p>98,2%</text:p>
          </table:table-cell>
          <table:table-cell office:value-type="float" office:value="9431" table:style-name="ce49">
            <text:p>9.431</text:p>
          </table:table-cell>
          <table:table-cell office:value-type="percentage" office:value="0.8611212563915267" table:style-name="ce50">
            <text:p>86,1%</text:p>
          </table:table-cell>
          <table:table-cell office:value-type="float" office:value="10454" table:style-name="ce49">
            <text:p>10.454</text:p>
          </table:table-cell>
          <table:table-cell office:value-type="percentage" office:value="0.89419211359165174" table:style-name="ce50">
            <text:p>89,4%</text:p>
          </table:table-cell>
          <table:table-cell office:value-type="float" office:value="9274" table:style-name="ce49">
            <text:p>9.274</text:p>
          </table:table-cell>
          <table:table-cell office:value-type="percentage" office:value="0.96805845511482258" table:style-name="ce50">
            <text:p>96,8%</text:p>
          </table:table-cell>
          <table:table-cell office:value-type="float" office:value="63116" table:style-name="ce49">
            <text:p>63.116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55981015439603" table:style-name="ce50">
            <text:p>92,5%</text:p>
          </table:table-cell>
          <table:table-cell office:value-type="percentage" office:value="0.75118421365832755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6" table:style-name="ce49">
            <text:p>22.696</text:p>
          </table:table-cell>
          <table:table-cell office:value-type="string" table:style-name="ce50">
            <text:p>-</text:p>
          </table:table-cell>
          <table:table-cell office:value-type="float" office:value="32682" table:style-name="ce49">
            <text:p>32.682</text:p>
          </table:table-cell>
          <table:table-cell office:value-type="string" table:style-name="ce50">
            <text:p>-</text:p>
          </table:table-cell>
          <table:table-cell office:value-type="float" office:value="25130" table:style-name="ce49">
            <text:p>25.130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5" table:style-name="ce49">
            <text:p>95.15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4" table:style-name="ce52">
            <text:p>924</text:p>
          </table:table-cell>
          <table:table-cell office:value-type="string" table:style-name="ce53">
            <text:p>-</text:p>
          </table:table-cell>
          <table:table-cell office:value-type="float" office:value="1969" table:style-name="ce52">
            <text:p>1.969</text:p>
          </table:table-cell>
          <table:table-cell office:value-type="string" table:style-name="ce53">
            <text:p>-</text:p>
          </table:table-cell>
          <table:table-cell office:value-type="float" office:value="2429" table:style-name="ce52">
            <text:p>2.429</text:p>
          </table:table-cell>
          <table:table-cell office:value-type="string" table:style-name="ce53">
            <text:p>-</text:p>
          </table:table-cell>
          <table:table-cell office:value-type="float" office:value="2128" table:style-name="ce52">
            <text:p>2.128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5" table:style-name="ce52">
            <text:p>8.12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833" table:style-name="ce56">
            <text:p>2.951.833</text:p>
          </table:table-cell>
          <table:table-cell office:value-type="percentage" office:value="1" table:style-name="ce57">
            <text:p>100,0%</text:p>
          </table:table-cell>
          <table:table-cell office:value-type="float" office:value="3969579" table:style-name="ce56">
            <text:p>3.969.579</text:p>
          </table:table-cell>
          <table:table-cell office:value-type="percentage" office:value="0.99318209510589517" table:style-name="ce57">
            <text:p>99,3%</text:p>
          </table:table-cell>
          <table:table-cell office:value-type="float" office:value="5339610" table:style-name="ce56">
            <text:p>5.339.610</text:p>
          </table:table-cell>
          <table:table-cell office:value-type="percentage" office:value="0.96948794951031836" table:style-name="ce57">
            <text:p>96,9%</text:p>
          </table:table-cell>
          <table:table-cell office:value-type="float" office:value="6774592" table:style-name="ce56">
            <text:p>6.774.592</text:p>
          </table:table-cell>
          <table:table-cell office:value-type="percentage" office:value="0.95019126994434844" table:style-name="ce57">
            <text:p>95,0%</text:p>
          </table:table-cell>
          <table:table-cell office:value-type="float" office:value="7141908" table:style-name="ce56">
            <text:p>7.141.908</text:p>
          </table:table-cell>
          <table:table-cell office:value-type="percentage" office:value="0.91366040972222928" table:style-name="ce57">
            <text:p>91,4%</text:p>
          </table:table-cell>
          <table:table-cell office:value-type="float" office:value="5139470" table:style-name="ce56">
            <text:p>5.139.470</text:p>
          </table:table-cell>
          <table:table-cell office:value-type="percentage" office:value="0.86493650307471193" table:style-name="ce57">
            <text:p>86,5%</text:p>
          </table:table-cell>
          <table:table-cell office:value-type="float" office:value="4266328" table:style-name="ce56">
            <text:p>4.266.328</text:p>
          </table:table-cell>
          <table:table-cell office:value-type="percentage" office:value="0.86632897460811575" table:style-name="ce57">
            <text:p>86,6%</text:p>
          </table:table-cell>
          <table:table-cell office:value-type="float" office:value="3684748" table:style-name="ce56">
            <text:p>3.684.748</text:p>
          </table:table-cell>
          <table:table-cell office:value-type="percentage" office:value="0.92489536797790739" table:style-name="ce57">
            <text:p>92,5%</text:p>
          </table:table-cell>
          <table:table-cell office:value-type="float" office:value="39268068" table:style-name="ce56">
            <text:p>39.268.068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8530824190655" table:style-name="ce57">
            <text:p>93,1%</text:p>
          </table:table-cell>
          <table:table-cell office:value-type="percentage" office:value="0.82846302715874232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907" table:style-name="ce46">
            <text:p>430.907</text:p>
          </table:table-cell>
          <table:table-cell office:value-type="percentage" office:value="1" table:style-name="ce47">
            <text:p>100,0%</text:p>
          </table:table-cell>
          <table:table-cell office:value-type="float" office:value="653179" table:style-name="ce46">
            <text:p>653.179</text:p>
          </table:table-cell>
          <table:table-cell office:value-type="percentage" office:value="0.99825162801857803" table:style-name="ce47">
            <text:p>99,8%</text:p>
          </table:table-cell>
          <table:table-cell office:value-type="float" office:value="935023" table:style-name="ce46">
            <text:p>935.023</text:p>
          </table:table-cell>
          <table:table-cell office:value-type="percentage" office:value="0.97578240691943152" table:style-name="ce47">
            <text:p>97,6%</text:p>
          </table:table-cell>
          <table:table-cell office:value-type="float" office:value="1225552" table:style-name="ce46">
            <text:p>1.225.552</text:p>
          </table:table-cell>
          <table:table-cell office:value-type="percentage" office:value="0.95181777443303039" table:style-name="ce47">
            <text:p>95,2%</text:p>
          </table:table-cell>
          <table:table-cell office:value-type="float" office:value="1272992" table:style-name="ce46">
            <text:p>1.272.992</text:p>
          </table:table-cell>
          <table:table-cell office:value-type="percentage" office:value="0.91956865963176571" table:style-name="ce47">
            <text:p>92,0%</text:p>
          </table:table-cell>
          <table:table-cell office:value-type="float" office:value="957932" table:style-name="ce46">
            <text:p>957.932</text:p>
          </table:table-cell>
          <table:table-cell office:value-type="percentage" office:value="0.86944588404326484" table:style-name="ce47">
            <text:p>86,9%</text:p>
          </table:table-cell>
          <table:table-cell office:value-type="float" office:value="799492" table:style-name="ce46">
            <text:p>799.492</text:p>
          </table:table-cell>
          <table:table-cell office:value-type="percentage" office:value="0.86327787567810377" table:style-name="ce47">
            <text:p>86,3%</text:p>
          </table:table-cell>
          <table:table-cell office:value-type="float" office:value="762904" table:style-name="ce46">
            <text:p>762.904</text:p>
          </table:table-cell>
          <table:table-cell office:value-type="percentage" office:value="0.98713585889038691" table:style-name="ce47">
            <text:p>98,7%</text:p>
          </table:table-cell>
          <table:table-cell office:value-type="float" office:value="7037981" table:style-name="ce46">
            <text:p>7.037.981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39695165360171" table:style-name="ce47">
            <text:p>93,7%</text:p>
          </table:table-cell>
          <table:table-cell office:value-type="percentage" office:value="0.82778185971964724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6" table:style-name="ce49">
            <text:p>100.536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2" table:style-name="ce49">
            <text:p>119.282</text:p>
          </table:table-cell>
          <table:table-cell office:value-type="percentage" office:value="0.99713270637408569" table:style-name="ce50">
            <text:p>99,7%</text:p>
          </table:table-cell>
          <table:table-cell office:value-type="float" office:value="155585" table:style-name="ce49">
            <text:p>155.585</text:p>
          </table:table-cell>
          <table:table-cell office:value-type="percentage" office:value="0.96450932986175686" table:style-name="ce50">
            <text:p>96,5%</text:p>
          </table:table-cell>
          <table:table-cell office:value-type="float" office:value="188547" table:style-name="ce49">
            <text:p>188.547</text:p>
          </table:table-cell>
          <table:table-cell office:value-type="percentage" office:value="0.93818480370204504" table:style-name="ce50">
            <text:p>93,8%</text:p>
          </table:table-cell>
          <table:table-cell office:value-type="float" office:value="191289" table:style-name="ce49">
            <text:p>191.289</text:p>
          </table:table-cell>
          <table:table-cell office:value-type="percentage" office:value="0.89539265202188756" table:style-name="ce50">
            <text:p>89,5%</text:p>
          </table:table-cell>
          <table:table-cell office:value-type="float" office:value="130289" table:style-name="ce49">
            <text:p>130.289</text:p>
          </table:table-cell>
          <table:table-cell office:value-type="percentage" office:value="0.82316556944110997" table:style-name="ce50">
            <text:p>82,3%</text:p>
          </table:table-cell>
          <table:table-cell office:value-type="float" office:value="108658" table:style-name="ce49">
            <text:p>108.658</text:p>
          </table:table-cell>
          <table:table-cell office:value-type="percentage" office:value="0.83073135674857412" table:style-name="ce50">
            <text:p>83,1%</text:p>
          </table:table-cell>
          <table:table-cell office:value-type="float" office:value="98358" table:style-name="ce49">
            <text:p>98.358</text:p>
          </table:table-cell>
          <table:table-cell office:value-type="percentage" office:value="0.9189158888982315" table:style-name="ce50">
            <text:p>91,9%</text:p>
          </table:table-cell>
          <table:table-cell office:value-type="float" office:value="1092544" table:style-name="ce49">
            <text:p>1.092.544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56116656353415" table:style-name="ce50">
            <text:p>91,9%</text:p>
          </table:table-cell>
          <table:table-cell office:value-type="percentage" office:value="0.82076246325498659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40" table:style-name="ce49">
            <text:p>88.640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8" table:style-name="ce49">
            <text:p>114.698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9" table:style-name="ce49">
            <text:p>149.559</text:p>
          </table:table-cell>
          <table:table-cell office:value-type="percentage" office:value="0.98400552667938679" table:style-name="ce50">
            <text:p>98,4%</text:p>
          </table:table-cell>
          <table:table-cell office:value-type="float" office:value="155015" table:style-name="ce49">
            <text:p>155.015</text:p>
          </table:table-cell>
          <table:table-cell office:value-type="percentage" office:value="0.95639271237575807" table:style-name="ce50">
            <text:p>95,6%</text:p>
          </table:table-cell>
          <table:table-cell office:value-type="float" office:value="152426" table:style-name="ce49">
            <text:p>152.426</text:p>
          </table:table-cell>
          <table:table-cell office:value-type="percentage" office:value="0.91867164898746378" table:style-name="ce50">
            <text:p>91,9%</text:p>
          </table:table-cell>
          <table:table-cell office:value-type="float" office:value="91971" table:style-name="ce49">
            <text:p>91.971</text:p>
          </table:table-cell>
          <table:table-cell office:value-type="percentage" office:value="0.84694864215266463" table:style-name="ce50">
            <text:p>84,7%</text:p>
          </table:table-cell>
          <table:table-cell office:value-type="float" office:value="67469" table:style-name="ce49">
            <text:p>67.469</text:p>
          </table:table-cell>
          <table:table-cell office:value-type="percentage" office:value="0.85142979732969892" table:style-name="ce50">
            <text:p>85,1%</text:p>
          </table:table-cell>
          <table:table-cell office:value-type="float" office:value="67211" table:style-name="ce49">
            <text:p>67.211</text:p>
          </table:table-cell>
          <table:table-cell office:value-type="percentage" office:value="1.0299589309795267" table:style-name="ce50">
            <text:p>103,0%</text:p>
          </table:table-cell>
          <table:table-cell office:value-type="float" office:value="886989" table:style-name="ce49">
            <text:p>886.989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293417035038" table:style-name="ce50">
            <text:p>95,3%</text:p>
          </table:table-cell>
          <table:table-cell office:value-type="percentage" office:value="0.87570207594316851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8" table:style-name="ce49">
            <text:p>51.438</text:p>
          </table:table-cell>
          <table:table-cell office:value-type="percentage" office:value="0.95907370462215424" table:style-name="ce50">
            <text:p>95,9%</text:p>
          </table:table-cell>
          <table:table-cell office:value-type="float" office:value="79879" table:style-name="ce49">
            <text:p>79.879</text:p>
          </table:table-cell>
          <table:table-cell office:value-type="percentage" office:value="0.91568654423733864" table:style-name="ce50">
            <text:p>91,6%</text:p>
          </table:table-cell>
          <table:table-cell office:value-type="float" office:value="112200" table:style-name="ce49">
            <text:p>112.200</text:p>
          </table:table-cell>
          <table:table-cell office:value-type="percentage" office:value="0.88073913009349025" table:style-name="ce50">
            <text:p>88,1%</text:p>
          </table:table-cell>
          <table:table-cell office:value-type="float" office:value="153178" table:style-name="ce49">
            <text:p>153.178</text:p>
          </table:table-cell>
          <table:table-cell office:value-type="percentage" office:value="0.86293575500822495" table:style-name="ce50">
            <text:p>86,3%</text:p>
          </table:table-cell>
          <table:table-cell office:value-type="float" office:value="172972" table:style-name="ce49">
            <text:p>172.972</text:p>
          </table:table-cell>
          <table:table-cell office:value-type="percentage" office:value="0.79849323479039624" table:style-name="ce50">
            <text:p>79,8%</text:p>
          </table:table-cell>
          <table:table-cell office:value-type="float" office:value="133706" table:style-name="ce49">
            <text:p>133.706</text:p>
          </table:table-cell>
          <table:table-cell office:value-type="percentage" office:value="0.72647747586214395" table:style-name="ce50">
            <text:p>72,6%</text:p>
          </table:table-cell>
          <table:table-cell office:value-type="float" office:value="103018" table:style-name="ce49">
            <text:p>103.018</text:p>
          </table:table-cell>
          <table:table-cell office:value-type="percentage" office:value="0.75078891941725634" table:style-name="ce50">
            <text:p>75,1%</text:p>
          </table:table-cell>
          <table:table-cell office:value-type="float" office:value="85904" table:style-name="ce49">
            <text:p>85.904</text:p>
          </table:table-cell>
          <table:table-cell office:value-type="percentage" office:value="0.86304452660344" table:style-name="ce50">
            <text:p>86,3%</text:p>
          </table:table-cell>
          <table:table-cell office:value-type="float" office:value="892295" table:style-name="ce49">
            <text:p>892.295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76819515005262" table:style-name="ce50">
            <text:p>82,4%</text:p>
          </table:table-cell>
          <table:table-cell office:value-type="percentage" office:value="0.73152425652271935" table:style-name="ce50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3022" table:style-name="ce49">
            <text:p>93.022</text:p>
          </table:table-cell>
          <table:table-cell office:value-type="percentage" office:value="0.92686474960642473" table:style-name="ce50">
            <text:p>92,7%</text:p>
          </table:table-cell>
          <table:table-cell office:value-type="float" office:value="152189" table:style-name="ce49">
            <text:p>152.189</text:p>
          </table:table-cell>
          <table:table-cell office:value-type="percentage" office:value="0.9088840581441181" table:style-name="ce50">
            <text:p>90,9%</text:p>
          </table:table-cell>
          <table:table-cell office:value-type="float" office:value="225764" table:style-name="ce49">
            <text:p>225.764</text:p>
          </table:table-cell>
          <table:table-cell office:value-type="percentage" office:value="0.89747371350201743" table:style-name="ce50">
            <text:p>89,7%</text:p>
          </table:table-cell>
          <table:table-cell office:value-type="float" office:value="324929" table:style-name="ce49">
            <text:p>324.929</text:p>
          </table:table-cell>
          <table:table-cell office:value-type="percentage" office:value="0.88236699823759601" table:style-name="ce50">
            <text:p>88,2%</text:p>
          </table:table-cell>
          <table:table-cell office:value-type="float" office:value="322691" table:style-name="ce49">
            <text:p>322.691</text:p>
          </table:table-cell>
          <table:table-cell office:value-type="percentage" office:value="0.81879448370358154" table:style-name="ce50">
            <text:p>81,9%</text:p>
          </table:table-cell>
          <table:table-cell office:value-type="float" office:value="234281" table:style-name="ce49">
            <text:p>234.281</text:p>
          </table:table-cell>
          <table:table-cell office:value-type="percentage" office:value="0.74883175329698082" table:style-name="ce50">
            <text:p>74,9%</text:p>
          </table:table-cell>
          <table:table-cell office:value-type="float" office:value="192441" table:style-name="ce49">
            <text:p>192.441</text:p>
          </table:table-cell>
          <table:table-cell office:value-type="percentage" office:value="0.75564551912074795" table:style-name="ce50">
            <text:p>75,6%</text:p>
          </table:table-cell>
          <table:table-cell office:value-type="float" office:value="170992" table:style-name="ce49">
            <text:p>170.992</text:p>
          </table:table-cell>
          <table:table-cell office:value-type="percentage" office:value="0.92796787235774569" table:style-name="ce50">
            <text:p>92,8%</text:p>
          </table:table-cell>
          <table:table-cell office:value-type="float" office:value="1716309" table:style-name="ce49">
            <text:p>1.716.309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401181600511033" table:style-name="ce50">
            <text:p>84,4%</text:p>
          </table:table-cell>
          <table:table-cell office:value-type="percentage" office:value="0.76471783383213721" table:style-name="ce50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6" table:style-name="ce49">
            <text:p>42.306</text:p>
          </table:table-cell>
          <table:table-cell office:value-type="percentage" office:value="1" table:style-name="ce50">
            <text:p>100,0%</text:p>
          </table:table-cell>
          <table:table-cell office:value-type="float" office:value="56122" table:style-name="ce49">
            <text:p>56.122</text:p>
          </table:table-cell>
          <table:table-cell office:value-type="percentage" office:value="1" table:style-name="ce50">
            <text:p>100,0%</text:p>
          </table:table-cell>
          <table:table-cell office:value-type="float" office:value="77221" table:style-name="ce49">
            <text:p>77.221</text:p>
          </table:table-cell>
          <table:table-cell office:value-type="percentage" office:value="0.97431141728806292" table:style-name="ce50">
            <text:p>97,4%</text:p>
          </table:table-cell>
          <table:table-cell office:value-type="float" office:value="85235" table:style-name="ce49">
            <text:p>85.235</text:p>
          </table:table-cell>
          <table:table-cell office:value-type="percentage" office:value="0.93695723865010438" table:style-name="ce50">
            <text:p>93,7%</text:p>
          </table:table-cell>
          <table:table-cell office:value-type="float" office:value="89448" table:style-name="ce49">
            <text:p>89.448</text:p>
          </table:table-cell>
          <table:table-cell office:value-type="percentage" office:value="0.91848931057852257" table:style-name="ce50">
            <text:p>91,8%</text:p>
          </table:table-cell>
          <table:table-cell office:value-type="float" office:value="56912" table:style-name="ce49">
            <text:p>56.912</text:p>
          </table:table-cell>
          <table:table-cell office:value-type="percentage" office:value="0.84743440841001816" table:style-name="ce50">
            <text:p>84,7%</text:p>
          </table:table-cell>
          <table:table-cell office:value-type="float" office:value="43642" table:style-name="ce49">
            <text:p>43.642</text:p>
          </table:table-cell>
          <table:table-cell office:value-type="percentage" office:value="0.85786173412222588" table:style-name="ce50">
            <text:p>85,8%</text:p>
          </table:table-cell>
          <table:table-cell office:value-type="float" office:value="46311" table:style-name="ce49">
            <text:p>46.311</text:p>
          </table:table-cell>
          <table:table-cell office:value-type="percentage" office:value="1.0227016761256984" table:style-name="ce50">
            <text:p>102,3%</text:p>
          </table:table-cell>
          <table:table-cell office:value-type="float" office:value="497197" table:style-name="ce49">
            <text:p>497.197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333683703245541" table:style-name="ce50">
            <text:p>94,3%</text:p>
          </table:table-cell>
          <table:table-cell office:value-type="percentage" office:value="0.85186796994800007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67" table:style-name="ce49">
            <text:p>228.267</text:p>
          </table:table-cell>
          <table:table-cell office:value-type="percentage" office:value="1" table:style-name="ce50">
            <text:p>100,0%</text:p>
          </table:table-cell>
          <table:table-cell office:value-type="float" office:value="250767" table:style-name="ce49">
            <text:p>250.767</text:p>
          </table:table-cell>
          <table:table-cell office:value-type="percentage" office:value="1" table:style-name="ce50">
            <text:p>100,0%</text:p>
          </table:table-cell>
          <table:table-cell office:value-type="float" office:value="323984" table:style-name="ce49">
            <text:p>323.984</text:p>
          </table:table-cell>
          <table:table-cell office:value-type="percentage" office:value="0.99004103983889646" table:style-name="ce50">
            <text:p>99,0%</text:p>
          </table:table-cell>
          <table:table-cell office:value-type="float" office:value="355556" table:style-name="ce49">
            <text:p>355.556</text:p>
          </table:table-cell>
          <table:table-cell office:value-type="percentage" office:value="0.93272088624696026" table:style-name="ce50">
            <text:p>93,3%</text:p>
          </table:table-cell>
          <table:table-cell office:value-type="float" office:value="324105" table:style-name="ce49">
            <text:p>324.105</text:p>
          </table:table-cell>
          <table:table-cell office:value-type="percentage" office:value="0.89978678630324094" table:style-name="ce50">
            <text:p>90,0%</text:p>
          </table:table-cell>
          <table:table-cell office:value-type="float" office:value="216489" table:style-name="ce49">
            <text:p>216.489</text:p>
          </table:table-cell>
          <table:table-cell office:value-type="percentage" office:value="0.83618125777321151" table:style-name="ce50">
            <text:p>83,6%</text:p>
          </table:table-cell>
          <table:table-cell office:value-type="float" office:value="178698" table:style-name="ce49">
            <text:p>178.698</text:p>
          </table:table-cell>
          <table:table-cell office:value-type="percentage" office:value="0.84379471052370636" table:style-name="ce50">
            <text:p>84,4%</text:p>
          </table:table-cell>
          <table:table-cell office:value-type="float" office:value="164124" table:style-name="ce49">
            <text:p>164.124</text:p>
          </table:table-cell>
          <table:table-cell office:value-type="percentage" office:value="0.97577854671280273" table:style-name="ce50">
            <text:p>97,6%</text:p>
          </table:table-cell>
          <table:table-cell office:value-type="float" office:value="2041990" table:style-name="ce49">
            <text:p>2.041.990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007823588529149" table:style-name="ce50">
            <text:p>94,0%</text:p>
          </table:table-cell>
          <table:table-cell office:value-type="percentage" office:value="0.85558873550320969" table:style-name="ce50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64" table:style-name="ce49">
            <text:p>137.164</text:p>
          </table:table-cell>
          <table:table-cell office:value-type="percentage" office:value="1" table:style-name="ce50">
            <text:p>100,0%</text:p>
          </table:table-cell>
          <table:table-cell office:value-type="float" office:value="158401" table:style-name="ce49">
            <text:p>158.401</text:p>
          </table:table-cell>
          <table:table-cell office:value-type="percentage" office:value="1" table:style-name="ce50">
            <text:p>100,0%</text:p>
          </table:table-cell>
          <table:table-cell office:value-type="float" office:value="223289" table:style-name="ce49">
            <text:p>223.289</text:p>
          </table:table-cell>
          <table:table-cell office:value-type="percentage" office:value="0.97921746452190084" table:style-name="ce50">
            <text:p>97,9%</text:p>
          </table:table-cell>
          <table:table-cell office:value-type="float" office:value="286845" table:style-name="ce49">
            <text:p>286.845</text:p>
          </table:table-cell>
          <table:table-cell office:value-type="percentage" office:value="0.92112572935097803" table:style-name="ce50">
            <text:p>92,1%</text:p>
          </table:table-cell>
          <table:table-cell office:value-type="float" office:value="287335" table:style-name="ce49">
            <text:p>287.335</text:p>
          </table:table-cell>
          <table:table-cell office:value-type="percentage" office:value="0.8689189883906242" table:style-name="ce50">
            <text:p>86,9%</text:p>
          </table:table-cell>
          <table:table-cell office:value-type="float" office:value="207084" table:style-name="ce49">
            <text:p>207.084</text:p>
          </table:table-cell>
          <table:table-cell office:value-type="percentage" office:value="0.80342656284553693" table:style-name="ce50">
            <text:p>80,3%</text:p>
          </table:table-cell>
          <table:table-cell office:value-type="float" office:value="174863" table:style-name="ce49">
            <text:p>174.863</text:p>
          </table:table-cell>
          <table:table-cell office:value-type="percentage" office:value="0.7984903558120845" table:style-name="ce50">
            <text:p>79,8%</text:p>
          </table:table-cell>
          <table:table-cell office:value-type="float" office:value="167859" table:style-name="ce49">
            <text:p>167.859</text:p>
          </table:table-cell>
          <table:table-cell office:value-type="percentage" office:value="0.94400391415845597" table:style-name="ce50">
            <text:p>94,4%</text:p>
          </table:table-cell>
          <table:table-cell office:value-type="float" office:value="1642840" table:style-name="ce49">
            <text:p>1.642.840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460673031283834" table:style-name="ce50">
            <text:p>90,5%</text:p>
          </table:table-cell>
          <table:table-cell office:value-type="percentage" office:value="0.8019111065986676" table:style-name="ce50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815" table:style-name="ce49">
            <text:p>455.815</text:p>
          </table:table-cell>
          <table:table-cell office:value-type="percentage" office:value="1" table:style-name="ce50">
            <text:p>100,0%</text:p>
          </table:table-cell>
          <table:table-cell office:value-type="float" office:value="618656" table:style-name="ce49">
            <text:p>618.656</text:p>
          </table:table-cell>
          <table:table-cell office:value-type="percentage" office:value="0.97313350195678705" table:style-name="ce50">
            <text:p>97,3%</text:p>
          </table:table-cell>
          <table:table-cell office:value-type="float" office:value="802549" table:style-name="ce49">
            <text:p>802.549</text:p>
          </table:table-cell>
          <table:table-cell office:value-type="percentage" office:value="0.9414241205700048" table:style-name="ce50">
            <text:p>94,1%</text:p>
          </table:table-cell>
          <table:table-cell office:value-type="float" office:value="1040325" table:style-name="ce49">
            <text:p>1.040.325</text:p>
          </table:table-cell>
          <table:table-cell office:value-type="percentage" office:value="0.94798984145266862" table:style-name="ce50">
            <text:p>94,8%</text:p>
          </table:table-cell>
          <table:table-cell office:value-type="float" office:value="1156893" table:style-name="ce49">
            <text:p>1.156.893</text:p>
          </table:table-cell>
          <table:table-cell office:value-type="percentage" office:value="0.90699003551464885" table:style-name="ce50">
            <text:p>90,7%</text:p>
          </table:table-cell>
          <table:table-cell office:value-type="float" office:value="820396" table:style-name="ce49">
            <text:p>820.396</text:p>
          </table:table-cell>
          <table:table-cell office:value-type="percentage" office:value="0.84871946602002013" table:style-name="ce50">
            <text:p>84,9%</text:p>
          </table:table-cell>
          <table:table-cell office:value-type="float" office:value="685476" table:style-name="ce49">
            <text:p>685.476</text:p>
          </table:table-cell>
          <table:table-cell office:value-type="percentage" office:value="0.82682205756233951" table:style-name="ce50">
            <text:p>82,7%</text:p>
          </table:table-cell>
          <table:table-cell office:value-type="float" office:value="613109" table:style-name="ce49">
            <text:p>613.109</text:p>
          </table:table-cell>
          <table:table-cell office:value-type="percentage" office:value="0.91323024950734555" table:style-name="ce50">
            <text:p>91,3%</text:p>
          </table:table-cell>
          <table:table-cell office:value-type="float" office:value="6193219" table:style-name="ce49">
            <text:p>6.193.219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312901276743064" table:style-name="ce50">
            <text:p>91,3%</text:p>
          </table:table-cell>
          <table:table-cell office:value-type="percentage" office:value="0.80732821613366157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52" table:style-name="ce49">
            <text:p>295.552</text:p>
          </table:table-cell>
          <table:table-cell office:value-type="percentage" office:value="1" table:style-name="ce50">
            <text:p>100,0%</text:p>
          </table:table-cell>
          <table:table-cell office:value-type="float" office:value="435714" table:style-name="ce49">
            <text:p>435.714</text:p>
          </table:table-cell>
          <table:table-cell office:value-type="percentage" office:value="0.99076347958960931" table:style-name="ce50">
            <text:p>99,1%</text:p>
          </table:table-cell>
          <table:table-cell office:value-type="float" office:value="579719" table:style-name="ce49">
            <text:p>579.719</text:p>
          </table:table-cell>
          <table:table-cell office:value-type="percentage" office:value="0.97082593696620556" table:style-name="ce50">
            <text:p>97,1%</text:p>
          </table:table-cell>
          <table:table-cell office:value-type="float" office:value="733716" table:style-name="ce49">
            <text:p>733.716</text:p>
          </table:table-cell>
          <table:table-cell office:value-type="percentage" office:value="0.9625080021409006" table:style-name="ce50">
            <text:p>96,3%</text:p>
          </table:table-cell>
          <table:table-cell office:value-type="float" office:value="769957" table:style-name="ce49">
            <text:p>769.957</text:p>
          </table:table-cell>
          <table:table-cell office:value-type="percentage" office:value="0.91582721062704364" table:style-name="ce50">
            <text:p>91,6%</text:p>
          </table:table-cell>
          <table:table-cell office:value-type="float" office:value="530539" table:style-name="ce49">
            <text:p>530.539</text:p>
          </table:table-cell>
          <table:table-cell office:value-type="percentage" office:value="0.86418122201390735" table:style-name="ce50">
            <text:p>86,4%</text:p>
          </table:table-cell>
          <table:table-cell office:value-type="float" office:value="447270" table:style-name="ce49">
            <text:p>447.270</text:p>
          </table:table-cell>
          <table:table-cell office:value-type="percentage" office:value="0.8722573146402014" table:style-name="ce50">
            <text:p>87,2%</text:p>
          </table:table-cell>
          <table:table-cell office:value-type="float" office:value="430026" table:style-name="ce49">
            <text:p>430.026</text:p>
          </table:table-cell>
          <table:table-cell office:value-type="percentage" office:value="0.99366174564259457" table:style-name="ce50">
            <text:p>99,4%</text:p>
          </table:table-cell>
          <table:table-cell office:value-type="float" office:value="4222493" table:style-name="ce49">
            <text:p>4.222.493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99745326496331" table:style-name="ce50">
            <text:p>94,0%</text:p>
          </table:table-cell>
          <table:table-cell office:value-type="percentage" office:value="0.8366267786397783" table:style-name="ce50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3" table:style-name="ce49">
            <text:p>77.693</text:p>
          </table:table-cell>
          <table:table-cell office:value-type="percentage" office:value="1" table:style-name="ce50">
            <text:p>100,0%</text:p>
          </table:table-cell>
          <table:table-cell office:value-type="float" office:value="95777" table:style-name="ce49">
            <text:p>95.777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9" table:style-name="ce49">
            <text:p>132.899</text:p>
          </table:table-cell>
          <table:table-cell office:value-type="percentage" office:value="1.0169415005547691" table:style-name="ce50">
            <text:p>101,7%</text:p>
          </table:table-cell>
          <table:table-cell office:value-type="float" office:value="161614" table:style-name="ce49">
            <text:p>161.614</text:p>
          </table:table-cell>
          <table:table-cell office:value-type="percentage" office:value="0.96225729817270311" table:style-name="ce50">
            <text:p>96,2%</text:p>
          </table:table-cell>
          <table:table-cell office:value-type="float" office:value="146264" table:style-name="ce49">
            <text:p>146.264</text:p>
          </table:table-cell>
          <table:table-cell office:value-type="percentage" office:value="0.92844810075157425" table:style-name="ce50">
            <text:p>92,8%</text:p>
          </table:table-cell>
          <table:table-cell office:value-type="float" office:value="113398" table:style-name="ce49">
            <text:p>113.398</text:p>
          </table:table-cell>
          <table:table-cell office:value-type="percentage" office:value="0.87335376842624113" table:style-name="ce50">
            <text:p>87,3%</text:p>
          </table:table-cell>
          <table:table-cell office:value-type="float" office:value="93634" table:style-name="ce49">
            <text:p>93.634</text:p>
          </table:table-cell>
          <table:table-cell office:value-type="percentage" office:value="0.83225783513768159" table:style-name="ce50">
            <text:p>83,2%</text:p>
          </table:table-cell>
          <table:table-cell office:value-type="float" office:value="86609" table:style-name="ce49">
            <text:p>86.609</text:p>
          </table:table-cell>
          <table:table-cell office:value-type="percentage" office:value="1.0105006475399316" table:style-name="ce50">
            <text:p>101,1%</text:p>
          </table:table-cell>
          <table:table-cell office:value-type="float" office:value="907888" table:style-name="ce49">
            <text:p>907.888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78224847087556" table:style-name="ce50">
            <text:p>95,6%</text:p>
          </table:table-cell>
          <table:table-cell office:value-type="percentage" office:value="0.85811801334405802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94" table:style-name="ce49">
            <text:p>241.794</text:p>
          </table:table-cell>
          <table:table-cell office:value-type="percentage" office:value="1" table:style-name="ce50">
            <text:p>100,0%</text:p>
          </table:table-cell>
          <table:table-cell office:value-type="float" office:value="291567" table:style-name="ce49">
            <text:p>291.567</text:p>
          </table:table-cell>
          <table:table-cell office:value-type="percentage" office:value="0.99855474007582479" table:style-name="ce50">
            <text:p>99,9%</text:p>
          </table:table-cell>
          <table:table-cell office:value-type="float" office:value="348226" table:style-name="ce49">
            <text:p>348.226</text:p>
          </table:table-cell>
          <table:table-cell office:value-type="percentage" office:value="0.98489673780849973" table:style-name="ce50">
            <text:p>98,5%</text:p>
          </table:table-cell>
          <table:table-cell office:value-type="float" office:value="393110" table:style-name="ce49">
            <text:p>393.110</text:p>
          </table:table-cell>
          <table:table-cell office:value-type="percentage" office:value="0.96067937438905182" table:style-name="ce50">
            <text:p>96,1%</text:p>
          </table:table-cell>
          <table:table-cell office:value-type="float" office:value="411511" table:style-name="ce49">
            <text:p>411.511</text:p>
          </table:table-cell>
          <table:table-cell office:value-type="percentage" office:value="0.9292606534684319" table:style-name="ce50">
            <text:p>92,9%</text:p>
          </table:table-cell>
          <table:table-cell office:value-type="float" office:value="267556" table:style-name="ce49">
            <text:p>267.556</text:p>
          </table:table-cell>
          <table:table-cell office:value-type="percentage" office:value="0.86700497086824935" table:style-name="ce50">
            <text:p>86,7%</text:p>
          </table:table-cell>
          <table:table-cell office:value-type="float" office:value="202712" table:style-name="ce49">
            <text:p>202.712</text:p>
          </table:table-cell>
          <table:table-cell office:value-type="percentage" office:value="0.87997152308106374" table:style-name="ce50">
            <text:p>88,0%</text:p>
          </table:table-cell>
          <table:table-cell office:value-type="float" office:value="193139" table:style-name="ce49">
            <text:p>193.139</text:p>
          </table:table-cell>
          <table:table-cell office:value-type="percentage" office:value="1.0534241644122524" table:style-name="ce50">
            <text:p>105,3%</text:p>
          </table:table-cell>
          <table:table-cell office:value-type="float" office:value="2349615" table:style-name="ce49">
            <text:p>2.349.615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63416427570724" table:style-name="ce50">
            <text:p>95,7%</text:p>
          </table:table-cell>
          <table:table-cell office:value-type="percentage" office:value="0.87123582990096693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8" table:style-name="ce49">
            <text:p>25.118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13" table:style-name="ce49">
            <text:p>39.713</text:p>
          </table:table-cell>
          <table:table-cell office:value-type="percentage" office:value="1.0284611798829439" table:style-name="ce50">
            <text:p>102,8%</text:p>
          </table:table-cell>
          <table:table-cell office:value-type="float" office:value="46320" table:style-name="ce49">
            <text:p>46.320</text:p>
          </table:table-cell>
          <table:table-cell office:value-type="percentage" office:value="0.97515789473684211" table:style-name="ce50">
            <text:p>97,5%</text:p>
          </table:table-cell>
          <table:table-cell office:value-type="float" office:value="48662" table:style-name="ce49">
            <text:p>48.662</text:p>
          </table:table-cell>
          <table:table-cell office:value-type="percentage" office:value="0.94080117546980124" table:style-name="ce50">
            <text:p>94,1%</text:p>
          </table:table-cell>
          <table:table-cell office:value-type="float" office:value="32465" table:style-name="ce49">
            <text:p>32.465</text:p>
          </table:table-cell>
          <table:table-cell office:value-type="percentage" office:value="0.87657954422723838" table:style-name="ce50">
            <text:p>87,7%</text:p>
          </table:table-cell>
          <table:table-cell office:value-type="float" office:value="25542" table:style-name="ce49">
            <text:p>25.542</text:p>
          </table:table-cell>
          <table:table-cell office:value-type="percentage" office:value="0.84671484452695089" table:style-name="ce50">
            <text:p>84,7%</text:p>
          </table:table-cell>
          <table:table-cell office:value-type="float" office:value="25729" table:style-name="ce49">
            <text:p>25.729</text:p>
          </table:table-cell>
          <table:table-cell office:value-type="percentage" office:value="0.99014816240138537" table:style-name="ce50">
            <text:p>99,0%</text:p>
          </table:table-cell>
          <table:table-cell office:value-type="float" office:value="274265" table:style-name="ce49">
            <text:p>274.265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37108985039733" table:style-name="ce50">
            <text:p>97,4%</text:p>
          </table:table-cell>
          <table:table-cell office:value-type="percentage" office:value="0.86744408177723797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122" table:style-name="ce49">
            <text:p>372.122</text:p>
          </table:table-cell>
          <table:table-cell office:value-type="percentage" office:value="1" table:style-name="ce50">
            <text:p>100,0%</text:p>
          </table:table-cell>
          <table:table-cell office:value-type="float" office:value="511235" table:style-name="ce49">
            <text:p>511.235</text:p>
          </table:table-cell>
          <table:table-cell office:value-type="percentage" office:value="0.96999335926382702" table:style-name="ce50">
            <text:p>97,0%</text:p>
          </table:table-cell>
          <table:table-cell office:value-type="float" office:value="691304" table:style-name="ce49">
            <text:p>691.304</text:p>
          </table:table-cell>
          <table:table-cell office:value-type="percentage" office:value="0.95953407415838254" table:style-name="ce50">
            <text:p>96,0%</text:p>
          </table:table-cell>
          <table:table-cell office:value-type="float" office:value="962066" table:style-name="ce49">
            <text:p>962.066</text:p>
          </table:table-cell>
          <table:table-cell office:value-type="percentage" office:value="0.97202046154669974" table:style-name="ce50">
            <text:p>97,2%</text:p>
          </table:table-cell>
          <table:table-cell office:value-type="float" office:value="1053425" table:style-name="ce49">
            <text:p>1.053.425</text:p>
          </table:table-cell>
          <table:table-cell office:value-type="percentage" office:value="0.91124128809471705" table:style-name="ce50">
            <text:p>91,1%</text:p>
          </table:table-cell>
          <table:table-cell office:value-type="float" office:value="774455" table:style-name="ce49">
            <text:p>774.455</text:p>
          </table:table-cell>
          <table:table-cell office:value-type="percentage" office:value="0.85969934861085828" table:style-name="ce50">
            <text:p>86,0%</text:p>
          </table:table-cell>
          <table:table-cell office:value-type="float" office:value="630517" table:style-name="ce49">
            <text:p>630.517</text:p>
          </table:table-cell>
          <table:table-cell office:value-type="percentage" office:value="0.8571966550518858" table:style-name="ce50">
            <text:p>85,7%</text:p>
          </table:table-cell>
          <table:table-cell office:value-type="float" office:value="539819" table:style-name="ce49">
            <text:p>539.819</text:p>
          </table:table-cell>
          <table:table-cell office:value-type="percentage" office:value="0.94582296667484322" table:style-name="ce50">
            <text:p>94,6%</text:p>
          </table:table-cell>
          <table:table-cell office:value-type="float" office:value="5534943" table:style-name="ce49">
            <text:p>5.534.943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9851419583085" table:style-name="ce50">
            <text:p>92,7%</text:p>
          </table:table-cell>
          <table:table-cell office:value-type="percentage" office:value="0.81928417952618093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8" table:style-name="ce49">
            <text:p>75.968</text:p>
          </table:table-cell>
          <table:table-cell office:value-type="percentage" office:value="1" table:style-name="ce50">
            <text:p>100,0%</text:p>
          </table:table-cell>
          <table:table-cell office:value-type="float" office:value="108334" table:style-name="ce49">
            <text:p>108.334</text:p>
          </table:table-cell>
          <table:table-cell office:value-type="percentage" office:value="1" table:style-name="ce50">
            <text:p>100,0%</text:p>
          </table:table-cell>
          <table:table-cell office:value-type="float" office:value="154030" table:style-name="ce49">
            <text:p>154.030</text:p>
          </table:table-cell>
          <table:table-cell office:value-type="percentage" office:value="1.0031848170846875" table:style-name="ce50">
            <text:p>100,3%</text:p>
          </table:table-cell>
          <table:table-cell office:value-type="float" office:value="212051" table:style-name="ce49">
            <text:p>212.051</text:p>
          </table:table-cell>
          <table:table-cell office:value-type="percentage" office:value="0.97225164257254604" table:style-name="ce50">
            <text:p>97,2%</text:p>
          </table:table-cell>
          <table:table-cell office:value-type="float" office:value="236070" table:style-name="ce49">
            <text:p>236.070</text:p>
          </table:table-cell>
          <table:table-cell office:value-type="percentage" office:value="0.93504919435334377" table:style-name="ce50">
            <text:p>93,5%</text:p>
          </table:table-cell>
          <table:table-cell office:value-type="float" office:value="172124" table:style-name="ce49">
            <text:p>172.124</text:p>
          </table:table-cell>
          <table:table-cell office:value-type="percentage" office:value="0.86462320544119275" table:style-name="ce50">
            <text:p>86,5%</text:p>
          </table:table-cell>
          <table:table-cell office:value-type="float" office:value="145840" table:style-name="ce49">
            <text:p>145.840</text:p>
          </table:table-cell>
          <table:table-cell office:value-type="percentage" office:value="0.83845486061205365" table:style-name="ce50">
            <text:p>83,8%</text:p>
          </table:table-cell>
          <table:table-cell office:value-type="float" office:value="134088" table:style-name="ce49">
            <text:p>134.088</text:p>
          </table:table-cell>
          <table:table-cell office:value-type="percentage" office:value="0.92720030978591583" table:style-name="ce50">
            <text:p>92,7%</text:p>
          </table:table-cell>
          <table:table-cell office:value-type="float" office:value="1238505" table:style-name="ce49">
            <text:p>1.238.505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96041329251212" table:style-name="ce50">
            <text:p>94,0%</text:p>
          </table:table-cell>
          <table:table-cell office:value-type="percentage" office:value="0.81853456138356562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9" table:style-name="ce49">
            <text:p>42.319</text:p>
          </table:table-cell>
          <table:table-cell office:value-type="percentage" office:value="1" table:style-name="ce50">
            <text:p>100,0%</text:p>
          </table:table-cell>
          <table:table-cell office:value-type="float" office:value="55907" table:style-name="ce49">
            <text:p>55.907</text:p>
          </table:table-cell>
          <table:table-cell office:value-type="percentage" office:value="0.98705861581920906" table:style-name="ce50">
            <text:p>98,7%</text:p>
          </table:table-cell>
          <table:table-cell office:value-type="float" office:value="72631" table:style-name="ce49">
            <text:p>72.631</text:p>
          </table:table-cell>
          <table:table-cell office:value-type="percentage" office:value="0.95983877362230741" table:style-name="ce50">
            <text:p>96,0%</text:p>
          </table:table-cell>
          <table:table-cell office:value-type="float" office:value="92632" table:style-name="ce49">
            <text:p>92.632</text:p>
          </table:table-cell>
          <table:table-cell office:value-type="percentage" office:value="0.94814632848164748" table:style-name="ce50">
            <text:p>94,8%</text:p>
          </table:table-cell>
          <table:table-cell office:value-type="float" office:value="96477" table:style-name="ce49">
            <text:p>96.477</text:p>
          </table:table-cell>
          <table:table-cell office:value-type="percentage" office:value="0.91254504696234495" table:style-name="ce50">
            <text:p>91,3%</text:p>
          </table:table-cell>
          <table:table-cell office:value-type="float" office:value="65739" table:style-name="ce49">
            <text:p>65.739</text:p>
          </table:table-cell>
          <table:table-cell office:value-type="percentage" office:value="0.85676862724654301" table:style-name="ce50">
            <text:p>85,7%</text:p>
          </table:table-cell>
          <table:table-cell office:value-type="float" office:value="59433" table:style-name="ce49">
            <text:p>59.433</text:p>
          </table:table-cell>
          <table:table-cell office:value-type="percentage" office:value="0.86382663294671669" table:style-name="ce50">
            <text:p>86,4%</text:p>
          </table:table-cell>
          <table:table-cell office:value-type="float" office:value="56175" table:style-name="ce49">
            <text:p>56.175</text:p>
          </table:table-cell>
          <table:table-cell office:value-type="percentage" office:value="0.97659985048938647" table:style-name="ce50">
            <text:p>97,7%</text:p>
          </table:table-cell>
          <table:table-cell office:value-type="float" office:value="541313" table:style-name="ce49">
            <text:p>541.313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301837035096369" table:style-name="ce50">
            <text:p>93,3%</text:p>
          </table:table-cell>
          <table:table-cell office:value-type="percentage" office:value="0.82309694763507868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440" table:style-name="ce49">
            <text:p>163.440</text:p>
          </table:table-cell>
          <table:table-cell office:value-type="percentage" office:value="1.0245351854870053" table:style-name="ce50">
            <text:p>102,5%</text:p>
          </table:table-cell>
          <table:table-cell office:value-type="float" office:value="214305" table:style-name="ce49">
            <text:p>214.305</text:p>
          </table:table-cell>
          <table:table-cell office:value-type="percentage" office:value="0.99047447380826936" table:style-name="ce50">
            <text:p>99,0%</text:p>
          </table:table-cell>
          <table:table-cell office:value-type="float" office:value="278145" table:style-name="ce49">
            <text:p>278.145</text:p>
          </table:table-cell>
          <table:table-cell office:value-type="percentage" office:value="0.97882201412569547" table:style-name="ce50">
            <text:p>97,9%</text:p>
          </table:table-cell>
          <table:table-cell office:value-type="float" office:value="326911" table:style-name="ce49">
            <text:p>326.911</text:p>
          </table:table-cell>
          <table:table-cell office:value-type="percentage" office:value="0.96871990446473288" table:style-name="ce50">
            <text:p>96,9%</text:p>
          </table:table-cell>
          <table:table-cell office:value-type="float" office:value="325065" table:style-name="ce49">
            <text:p>325.065</text:p>
          </table:table-cell>
          <table:table-cell office:value-type="percentage" office:value="0.93392307161901256" table:style-name="ce50">
            <text:p>93,4%</text:p>
          </table:table-cell>
          <table:table-cell office:value-type="float" office:value="209819" table:style-name="ce49">
            <text:p>209.819</text:p>
          </table:table-cell>
          <table:table-cell office:value-type="percentage" office:value="0.88294653565341807" table:style-name="ce50">
            <text:p>88,3%</text:p>
          </table:table-cell>
          <table:table-cell office:value-type="float" office:value="173625" table:style-name="ce49">
            <text:p>173.625</text:p>
          </table:table-cell>
          <table:table-cell office:value-type="percentage" office:value="0.87154581733303216" table:style-name="ce50">
            <text:p>87,2%</text:p>
          </table:table-cell>
          <table:table-cell office:value-type="float" office:value="166990" table:style-name="ce49">
            <text:p>166.990</text:p>
          </table:table-cell>
          <table:table-cell office:value-type="percentage" office:value="0.96628225232471343" table:style-name="ce50">
            <text:p>96,6%</text:p>
          </table:table-cell>
          <table:table-cell office:value-type="float" office:value="1858300" table:style-name="ce49">
            <text:p>1.858.300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041408963443608" table:style-name="ce50">
            <text:p>95,0%</text:p>
          </table:table-cell>
          <table:table-cell office:value-type="percentage" office:value="0.85012726976615671" table:style-name="ce50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7" table:style-name="ce49">
            <text:p>2.397</text:p>
          </table:table-cell>
          <table:table-cell office:value-type="percentage" office:value="0.84490659146986258" table:style-name="ce50">
            <text:p>84,5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7" table:style-name="ce49">
            <text:p>7.657</text:p>
          </table:table-cell>
          <table:table-cell office:value-type="percentage" office:value="0.91931804538359951" table:style-name="ce50">
            <text:p>91,9%</text:p>
          </table:table-cell>
          <table:table-cell office:value-type="float" office:value="10625" table:style-name="ce49">
            <text:p>10.625</text:p>
          </table:table-cell>
          <table:table-cell office:value-type="percentage" office:value="0.9193562343168642" table:style-name="ce50">
            <text:p>91,9%</text:p>
          </table:table-cell>
          <table:table-cell office:value-type="float" office:value="11218" table:style-name="ce49">
            <text:p>11.218</text:p>
          </table:table-cell>
          <table:table-cell office:value-type="percentage" office:value="0.90782552399449701" table:style-name="ce50">
            <text:p>90,8%</text:p>
          </table:table-cell>
          <table:table-cell office:value-type="float" office:value="9404" table:style-name="ce49">
            <text:p>9.404</text:p>
          </table:table-cell>
          <table:table-cell office:value-type="percentage" office:value="0.82498464777612068" table:style-name="ce50">
            <text:p>82,5%</text:p>
          </table:table-cell>
          <table:table-cell office:value-type="float" office:value="9265" table:style-name="ce49">
            <text:p>9.265</text:p>
          </table:table-cell>
          <table:table-cell office:value-type="percentage" office:value="0.85273815002300968" table:style-name="ce50">
            <text:p>85,3%</text:p>
          </table:table-cell>
          <table:table-cell office:value-type="float" office:value="9367" table:style-name="ce49">
            <text:p>9.367</text:p>
          </table:table-cell>
          <table:table-cell office:value-type="percentage" office:value="1.0092662428617605" table:style-name="ce50">
            <text:p>100,9%</text:p>
          </table:table-cell>
          <table:table-cell office:value-type="float" office:value="63840" table:style-name="ce49">
            <text:p>63.840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878781905982064" table:style-name="ce50">
            <text:p>89,9%</text:p>
          </table:table-cell>
          <table:table-cell office:value-type="percentage" office:value="0.76439527281870756" table:style-name="ce50">
            <text:p>7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20" table:style-name="ce49">
            <text:p>7.420</text:p>
          </table:table-cell>
          <table:table-cell office:value-type="percentage" office:value="0.92692067457838856" table:style-name="ce50">
            <text:p>92,7%</text:p>
          </table:table-cell>
          <table:table-cell office:value-type="float" office:value="10078" table:style-name="ce49">
            <text:p>10.078</text:p>
          </table:table-cell>
          <table:table-cell office:value-type="percentage" office:value="0.9330617535413388" table:style-name="ce50">
            <text:p>93,3%</text:p>
          </table:table-cell>
          <table:table-cell office:value-type="float" office:value="10599" table:style-name="ce49">
            <text:p>10.599</text:p>
          </table:table-cell>
          <table:table-cell office:value-type="percentage" office:value="0.97033781928041751" table:style-name="ce50">
            <text:p>97,0%</text:p>
          </table:table-cell>
          <table:table-cell office:value-type="float" office:value="9175" table:style-name="ce49">
            <text:p>9.175</text:p>
          </table:table-cell>
          <table:table-cell office:value-type="percentage" office:value="0.83774653031409785" table:style-name="ce50">
            <text:p>83,8%</text:p>
          </table:table-cell>
          <table:table-cell office:value-type="float" office:value="9770" table:style-name="ce49">
            <text:p>9.770</text:p>
          </table:table-cell>
          <table:table-cell office:value-type="percentage" office:value="0.83568557009665556" table:style-name="ce50">
            <text:p>83,6%</text:p>
          </table:table-cell>
          <table:table-cell office:value-type="float" office:value="9043" table:style-name="ce49">
            <text:p>9.043</text:p>
          </table:table-cell>
          <table:table-cell office:value-type="percentage" office:value="0.94394572025052192" table:style-name="ce50">
            <text:p>94,4%</text:p>
          </table:table-cell>
          <table:table-cell office:value-type="float" office:value="61514" table:style-name="ce49">
            <text:p>61.514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109278410921978" table:style-name="ce50">
            <text:p>90,1%</text:p>
          </table:table-cell>
          <table:table-cell office:value-type="percentage" office:value="0.73211777867701311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2" table:style-name="ce49">
            <text:p>9.842</text:p>
          </table:table-cell>
          <table:table-cell office:value-type="string" table:style-name="ce50">
            <text:p>-</text:p>
          </table:table-cell>
          <table:table-cell office:value-type="float" office:value="22739" table:style-name="ce49">
            <text:p>22.739</text:p>
          </table:table-cell>
          <table:table-cell office:value-type="string" table:style-name="ce50">
            <text:p>-</text:p>
          </table:table-cell>
          <table:table-cell office:value-type="float" office:value="32574" table:style-name="ce49">
            <text:p>32.574</text:p>
          </table:table-cell>
          <table:table-cell office:value-type="string" table:style-name="ce50">
            <text:p>-</text:p>
          </table:table-cell>
          <table:table-cell office:value-type="float" office:value="24567" table:style-name="ce49">
            <text:p>24.567</text:p>
          </table:table-cell>
          <table:table-cell office:value-type="string" table:style-name="ce50">
            <text:p>-</text:p>
          </table:table-cell>
          <table:table-cell office:value-type="float" office:value="1327" table:style-name="ce49">
            <text:p>1.327</text:p>
          </table:table-cell>
          <table:table-cell office:value-type="string" table:style-name="ce50">
            <text:p>-</text:p>
          </table:table-cell>
          <table:table-cell office:value-type="float" office:value="94794" table:style-name="ce49">
            <text:p>94.79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2" table:style-name="ce52">
            <text:p>312</text:p>
          </table:table-cell>
          <table:table-cell office:value-type="string" table:style-name="ce53">
            <text:p>-</text:p>
          </table:table-cell>
          <table:table-cell office:value-type="float" office:value="922" table:style-name="ce52">
            <text:p>922</text:p>
          </table:table-cell>
          <table:table-cell office:value-type="string" table:style-name="ce53">
            <text:p>-</text:p>
          </table:table-cell>
          <table:table-cell office:value-type="float" office:value="1983" table:style-name="ce52">
            <text:p>1.983</text:p>
          </table:table-cell>
          <table:table-cell office:value-type="string" table:style-name="ce53">
            <text:p>-</text:p>
          </table:table-cell>
          <table:table-cell office:value-type="float" office:value="2449" table:style-name="ce52">
            <text:p>2.449</text:p>
          </table:table-cell>
          <table:table-cell office:value-type="string" table:style-name="ce53">
            <text:p>-</text:p>
          </table:table-cell>
          <table:table-cell office:value-type="float" office:value="2140" table:style-name="ce52">
            <text:p>2.140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43" table:style-name="ce52">
            <text:p>8.14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609" table:style-name="ce56">
            <text:p>2.926.609</text:p>
          </table:table-cell>
          <table:table-cell office:value-type="percentage" office:value="1" table:style-name="ce57">
            <text:p>100,0%</text:p>
          </table:table-cell>
          <table:table-cell office:value-type="float" office:value="3954075" table:style-name="ce56">
            <text:p>3.954.075</text:p>
          </table:table-cell>
          <table:table-cell office:value-type="percentage" office:value="0.98930301996908054" table:style-name="ce57">
            <text:p>98,9%</text:p>
          </table:table-cell>
          <table:table-cell office:value-type="float" office:value="5320933" table:style-name="ce56">
            <text:p>5.320.933</text:p>
          </table:table-cell>
          <table:table-cell office:value-type="percentage" office:value="0.96609685419942404" table:style-name="ce57">
            <text:p>96,6%</text:p>
          </table:table-cell>
          <table:table-cell office:value-type="float" office:value="6775069" table:style-name="ce56">
            <text:p>6.775.069</text:p>
          </table:table-cell>
          <table:table-cell office:value-type="percentage" office:value="0.95025817304873661" table:style-name="ce57">
            <text:p>95,0%</text:p>
          </table:table-cell>
          <table:table-cell office:value-type="float" office:value="7104121" table:style-name="ce56">
            <text:p>7.104.121</text:p>
          </table:table-cell>
          <table:table-cell office:value-type="percentage" office:value="0.90882633934465318" table:style-name="ce57">
            <text:p>90,9%</text:p>
          </table:table-cell>
          <table:table-cell office:value-type="float" office:value="5068757" table:style-name="ce56">
            <text:p>5.068.757</text:p>
          </table:table-cell>
          <table:table-cell office:value-type="percentage" office:value="0.85303600459103135" table:style-name="ce57">
            <text:p>85,3%</text:p>
          </table:table-cell>
          <table:table-cell office:value-type="float" office:value="4178072" table:style-name="ce56">
            <text:p>4.178.072</text:p>
          </table:table-cell>
          <table:table-cell office:value-type="percentage" office:value="0.84840753725425699" table:style-name="ce57">
            <text:p>84,8%</text:p>
          </table:table-cell>
          <table:table-cell office:value-type="float" office:value="3829341" table:style-name="ce56">
            <text:p>3.829.341</text:p>
          </table:table-cell>
          <table:table-cell office:value-type="percentage" office:value="0.96118913784820237" table:style-name="ce57">
            <text:p>96,1%</text:p>
          </table:table-cell>
          <table:table-cell office:value-type="float" office:value="39156977" table:style-name="ce56">
            <text:p>39.156.977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821966027619318" table:style-name="ce57">
            <text:p>92,8%</text:p>
          </table:table-cell>
          <table:table-cell office:value-type="percentage" office:value="0.82611927074704183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9277" table:style-name="ce63">
            <text:p>999.277</text:p>
          </table:table-cell>
          <table:table-cell office:value-type="percentage" office:value="0.92176912163795122" table:style-name="ce64">
            <text:p>92,2%</text:p>
          </table:table-cell>
          <table:table-cell office:value-type="float" office:value="874709" table:style-name="ce63">
            <text:p>874.709</text:p>
          </table:table-cell>
          <table:table-cell office:value-type="percentage" office:value="0.93549463489133422" table:style-name="ce64">
            <text:p>93,5%</text:p>
          </table:table-cell>
          <table:table-cell office:value-type="float" office:value="893649" table:style-name="ce63">
            <text:p>893.649</text:p>
          </table:table-cell>
          <table:table-cell office:value-type="percentage" office:value="0.72918080995339241" table:style-name="ce64">
            <text:p>72,9%</text:p>
          </table:table-cell>
          <table:table-cell office:value-type="float" office:value="726057" table:style-name="ce63">
            <text:p>726.057</text:p>
          </table:table-cell>
          <table:table-cell office:value-type="percentage" office:value="0.57035472336039816" table:style-name="ce64">
            <text:p>57,0%</text:p>
          </table:table-cell>
          <table:table-cell office:value-type="float" office:value="405888" table:style-name="ce63">
            <text:p>405.888</text:p>
          </table:table-cell>
          <table:table-cell office:value-type="percentage" office:value="0.4237127478777199" table:style-name="ce64">
            <text:p>42,4%</text:p>
          </table:table-cell>
          <table:table-cell office:value-type="float" office:value="289650" table:style-name="ce63">
            <text:p>289.650</text:p>
          </table:table-cell>
          <table:table-cell office:value-type="percentage" office:value="0.3622925557729158" table:style-name="ce64">
            <text:p>36,2%</text:p>
          </table:table-cell>
          <table:table-cell office:value-type="float" office:value="34856" table:style-name="ce63">
            <text:p>34.856</text:p>
          </table:table-cell>
          <table:table-cell office:value-type="percentage" office:value="0.20624852071005917" table:style-name="ce64">
            <text:p>20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376" table:style-name="ce66">
            <text:p>202.376</text:p>
          </table:table-cell>
          <table:table-cell office:value-type="percentage" office:value="0.92065253982840345" table:style-name="ce50">
            <text:p>92,1%</text:p>
          </table:table-cell>
          <table:table-cell office:value-type="float" office:value="146398" table:style-name="ce66">
            <text:p>146.398</text:p>
          </table:table-cell>
          <table:table-cell office:value-type="percentage" office:value="0.94095189124915646" table:style-name="ce50">
            <text:p>94,1%</text:p>
          </table:table-cell>
          <table:table-cell office:value-type="float" office:value="145896" table:style-name="ce66">
            <text:p>145.896</text:p>
          </table:table-cell>
          <table:table-cell office:value-type="percentage" office:value="0.77379115021718725" table:style-name="ce50">
            <text:p>77,4%</text:p>
          </table:table-cell>
          <table:table-cell office:value-type="float" office:value="117399" table:style-name="ce66">
            <text:p>117.399</text:p>
          </table:table-cell>
          <table:table-cell office:value-type="percentage" office:value="0.61372582845851043" table:style-name="ce50">
            <text:p>61,4%</text:p>
          </table:table-cell>
          <table:table-cell office:value-type="float" office:value="61424" table:style-name="ce66">
            <text:p>61.424</text:p>
          </table:table-cell>
          <table:table-cell office:value-type="percentage" office:value="0.47144425085770864" table:style-name="ce50">
            <text:p>47,1%</text:p>
          </table:table-cell>
          <table:table-cell office:value-type="float" office:value="47047" table:style-name="ce66">
            <text:p>47.047</text:p>
          </table:table-cell>
          <table:table-cell office:value-type="percentage" office:value="0.43298238509819803" table:style-name="ce50">
            <text:p>43,3%</text:p>
          </table:table-cell>
          <table:table-cell office:value-type="float" office:value="10567" table:style-name="ce63">
            <text:p>10.567</text:p>
          </table:table-cell>
          <table:table-cell office:value-type="percentage" office:value="0.46704972375690607" table:style-name="ce64">
            <text:p>46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61" table:style-name="ce66">
            <text:p>192.261</text:p>
          </table:table-cell>
          <table:table-cell office:value-type="percentage" office:value="0.94552420108390955" table:style-name="ce50">
            <text:p>94,6%</text:p>
          </table:table-cell>
          <table:table-cell office:value-type="float" office:value="143019" table:style-name="ce66">
            <text:p>143.019</text:p>
          </table:table-cell>
          <table:table-cell office:value-type="percentage" office:value="0.95627143802780179" table:style-name="ce50">
            <text:p>95,6%</text:p>
          </table:table-cell>
          <table:table-cell office:value-type="float" office:value="145929" table:style-name="ce66">
            <text:p>145.929</text:p>
          </table:table-cell>
          <table:table-cell office:value-type="percentage" office:value="0.94138631745314971" table:style-name="ce50">
            <text:p>94,1%</text:p>
          </table:table-cell>
          <table:table-cell office:value-type="float" office:value="129105" table:style-name="ce66">
            <text:p>129.105</text:p>
          </table:table-cell>
          <table:table-cell office:value-type="percentage" office:value="0.84700116777977508" table:style-name="ce50">
            <text:p>84,7%</text:p>
          </table:table-cell>
          <table:table-cell office:value-type="float" office:value="63936" table:style-name="ce66">
            <text:p>63.936</text:p>
          </table:table-cell>
          <table:table-cell office:value-type="percentage" office:value="0.69517565319502883" table:style-name="ce50">
            <text:p>69,5%</text:p>
          </table:table-cell>
          <table:table-cell office:value-type="float" office:value="45432" table:style-name="ce66">
            <text:p>45.432</text:p>
          </table:table-cell>
          <table:table-cell office:value-type="percentage" office:value="0.67337592079325315" table:style-name="ce50">
            <text:p>67,3%</text:p>
          </table:table-cell>
          <table:table-cell office:value-type="float" office:value="10297" table:style-name="ce63">
            <text:p>10.297</text:p>
          </table:table-cell>
          <table:table-cell office:value-type="percentage" office:value="0.71516877344075569" table:style-name="ce64">
            <text:p>71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50" table:style-name="ce66">
            <text:p>120.450</text:p>
          </table:table-cell>
          <table:table-cell office:value-type="percentage" office:value="0.91724605344319476" table:style-name="ce50">
            <text:p>91,7%</text:p>
          </table:table-cell>
          <table:table-cell office:value-type="float" office:value="99848" table:style-name="ce66">
            <text:p>99.848</text:p>
          </table:table-cell>
          <table:table-cell office:value-type="percentage" office:value="0.88991087344028519" table:style-name="ce50">
            <text:p>89,0%</text:p>
          </table:table-cell>
          <table:table-cell office:value-type="float" office:value="112169" table:style-name="ce66">
            <text:p>112.169</text:p>
          </table:table-cell>
          <table:table-cell office:value-type="percentage" office:value="0.73227878677094627" table:style-name="ce50">
            <text:p>73,2%</text:p>
          </table:table-cell>
          <table:table-cell office:value-type="float" office:value="87497" table:style-name="ce66">
            <text:p>87.497</text:p>
          </table:table-cell>
          <table:table-cell office:value-type="percentage" office:value="0.50584487662743105" table:style-name="ce50">
            <text:p>50,6%</text:p>
          </table:table-cell>
          <table:table-cell office:value-type="float" office:value="41794" table:style-name="ce66">
            <text:p>41.794</text:p>
          </table:table-cell>
          <table:table-cell office:value-type="percentage" office:value="0.31258133516820485" table:style-name="ce50">
            <text:p>31,3%</text:p>
          </table:table-cell>
          <table:table-cell office:value-type="float" office:value="28782" table:style-name="ce66">
            <text:p>28.782</text:p>
          </table:table-cell>
          <table:table-cell office:value-type="percentage" office:value="0.27938806810460309" table:style-name="ce50">
            <text:p>27,9%</text:p>
          </table:table-cell>
          <table:table-cell office:value-type="float" office:value="3645" table:style-name="ce63">
            <text:p>3.645</text:p>
          </table:table-cell>
          <table:table-cell office:value-type="percentage" office:value="0.18298192771084337" table:style-name="ce64">
            <text:p>18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294" table:style-name="ce66">
            <text:p>225.294</text:p>
          </table:table-cell>
          <table:table-cell office:value-type="percentage" office:value="0.91877607448279242" table:style-name="ce50">
            <text:p>91,9%</text:p>
          </table:table-cell>
          <table:table-cell office:value-type="float" office:value="201402" table:style-name="ce66">
            <text:p>201.402</text:p>
          </table:table-cell>
          <table:table-cell office:value-type="percentage" office:value="0.89209085593805926" table:style-name="ce50">
            <text:p>89,2%</text:p>
          </table:table-cell>
          <table:table-cell office:value-type="float" office:value="249046" table:style-name="ce66">
            <text:p>249.046</text:p>
          </table:table-cell>
          <table:table-cell office:value-type="percentage" office:value="0.76646282726380222" table:style-name="ce50">
            <text:p>76,6%</text:p>
          </table:table-cell>
          <table:table-cell office:value-type="float" office:value="196176" table:style-name="ce66">
            <text:p>196.176</text:p>
          </table:table-cell>
          <table:table-cell office:value-type="percentage" office:value="0.6079376245386453" table:style-name="ce50">
            <text:p>60,8%</text:p>
          </table:table-cell>
          <table:table-cell office:value-type="float" office:value="91446" table:style-name="ce66">
            <text:p>91.446</text:p>
          </table:table-cell>
          <table:table-cell office:value-type="percentage" office:value="0.39032614680661259" table:style-name="ce50">
            <text:p>39,0%</text:p>
          </table:table-cell>
          <table:table-cell office:value-type="float" office:value="55383" table:style-name="ce66">
            <text:p>55.383</text:p>
          </table:table-cell>
          <table:table-cell office:value-type="percentage" office:value="0.28779210251453691" table:style-name="ce50">
            <text:p>28,8%</text:p>
          </table:table-cell>
          <table:table-cell office:value-type="float" office:value="6596" table:style-name="ce63">
            <text:p>6.596</text:p>
          </table:table-cell>
          <table:table-cell office:value-type="percentage" office:value="0.16073691392923287" table:style-name="ce64">
            <text:p>16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386" table:style-name="ce66">
            <text:p>92.386</text:p>
          </table:table-cell>
          <table:table-cell office:value-type="percentage" office:value="0.93861502824399556" table:style-name="ce50">
            <text:p>93,9%</text:p>
          </table:table-cell>
          <table:table-cell office:value-type="float" office:value="75933" table:style-name="ce66">
            <text:p>75.933</text:p>
          </table:table-cell>
          <table:table-cell office:value-type="percentage" office:value="0.98332059931883808" table:style-name="ce50">
            <text:p>98,3%</text:p>
          </table:table-cell>
          <table:table-cell office:value-type="float" office:value="71944" table:style-name="ce66">
            <text:p>71.944</text:p>
          </table:table-cell>
          <table:table-cell office:value-type="percentage" office:value="0.84406640464597882" table:style-name="ce50">
            <text:p>84,4%</text:p>
          </table:table-cell>
          <table:table-cell office:value-type="float" office:value="61827" table:style-name="ce66">
            <text:p>61.827</text:p>
          </table:table-cell>
          <table:table-cell office:value-type="percentage" office:value="0.69120606385833105" table:style-name="ce50">
            <text:p>69,1%</text:p>
          </table:table-cell>
          <table:table-cell office:value-type="float" office:value="31164" table:style-name="ce66">
            <text:p>31.164</text:p>
          </table:table-cell>
          <table:table-cell office:value-type="percentage" office:value="0.54758223221816138" table:style-name="ce50">
            <text:p>54,8%</text:p>
          </table:table-cell>
          <table:table-cell office:value-type="float" office:value="19766" table:style-name="ce66">
            <text:p>19.766</text:p>
          </table:table-cell>
          <table:table-cell office:value-type="percentage" office:value="0.45291233215709636" table:style-name="ce50">
            <text:p>45,3%</text:p>
          </table:table-cell>
          <table:table-cell office:value-type="float" office:value="2631" table:style-name="ce63">
            <text:p>2.631</text:p>
          </table:table-cell>
          <table:table-cell office:value-type="percentage" office:value="0.26265348906858343" table:style-name="ce64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677" table:style-name="ce66">
            <text:p>446.677</text:p>
          </table:table-cell>
          <table:table-cell office:value-type="percentage" office:value="0.93245364629650507" table:style-name="ce50">
            <text:p>93,2%</text:p>
          </table:table-cell>
          <table:table-cell office:value-type="float" office:value="298996" table:style-name="ce66">
            <text:p>298.996</text:p>
          </table:table-cell>
          <table:table-cell office:value-type="percentage" office:value="0.92287273445602247" table:style-name="ce50">
            <text:p>92,3%</text:p>
          </table:table-cell>
          <table:table-cell office:value-type="float" office:value="311948" table:style-name="ce66">
            <text:p>311.948</text:p>
          </table:table-cell>
          <table:table-cell office:value-type="percentage" office:value="0.87735265330918333" table:style-name="ce50">
            <text:p>87,7%</text:p>
          </table:table-cell>
          <table:table-cell office:value-type="float" office:value="239330" table:style-name="ce66">
            <text:p>239.330</text:p>
          </table:table-cell>
          <table:table-cell office:value-type="percentage" office:value="0.73843353234291353" table:style-name="ce50">
            <text:p>73,8%</text:p>
          </table:table-cell>
          <table:table-cell office:value-type="float" office:value="130362" table:style-name="ce66">
            <text:p>130.362</text:p>
          </table:table-cell>
          <table:table-cell office:value-type="percentage" office:value="0.60216454415697795" table:style-name="ce50">
            <text:p>60,2%</text:p>
          </table:table-cell>
          <table:table-cell office:value-type="float" office:value="99652" table:style-name="ce66">
            <text:p>99.652</text:p>
          </table:table-cell>
          <table:table-cell office:value-type="percentage" office:value="0.55765593347435338" table:style-name="ce50">
            <text:p>55,8%</text:p>
          </table:table-cell>
          <table:table-cell office:value-type="float" office:value="13198" table:style-name="ce63">
            <text:p>13.198</text:p>
          </table:table-cell>
          <table:table-cell office:value-type="percentage" office:value="0.35195605216139098" table:style-name="ce64">
            <text:p>35,2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5000" table:style-name="ce66">
            <text:p>275.000</text:p>
          </table:table-cell>
          <table:table-cell office:value-type="percentage" office:value="0.93042139630876453" table:style-name="ce50">
            <text:p>93,0%</text:p>
          </table:table-cell>
          <table:table-cell office:value-type="float" office:value="211827" table:style-name="ce66">
            <text:p>211.827</text:p>
          </table:table-cell>
          <table:table-cell office:value-type="percentage" office:value="0.94866742204049459" table:style-name="ce50">
            <text:p>94,9%</text:p>
          </table:table-cell>
          <table:table-cell office:value-type="float" office:value="235318" table:style-name="ce66">
            <text:p>235.318</text:p>
          </table:table-cell>
          <table:table-cell office:value-type="percentage" office:value="0.82036639997211036" table:style-name="ce50">
            <text:p>82,0%</text:p>
          </table:table-cell>
          <table:table-cell office:value-type="float" office:value="193066" table:style-name="ce66">
            <text:p>193.066</text:p>
          </table:table-cell>
          <table:table-cell office:value-type="percentage" office:value="0.67191953642960311" table:style-name="ce50">
            <text:p>67,2%</text:p>
          </table:table-cell>
          <table:table-cell office:value-type="float" office:value="105106" table:style-name="ce66">
            <text:p>105.106</text:p>
          </table:table-cell>
          <table:table-cell office:value-type="percentage" office:value="0.50755249077668962" table:style-name="ce50">
            <text:p>50,8%</text:p>
          </table:table-cell>
          <table:table-cell office:value-type="float" office:value="78024" table:style-name="ce66">
            <text:p>78.024</text:p>
          </table:table-cell>
          <table:table-cell office:value-type="percentage" office:value="0.44620074000789189" table:style-name="ce50">
            <text:p>44,6%</text:p>
          </table:table-cell>
          <table:table-cell office:value-type="float" office:value="11830" table:style-name="ce63">
            <text:p>11.830</text:p>
          </table:table-cell>
          <table:table-cell office:value-type="percentage" office:value="0.32017104657771522" table:style-name="ce64">
            <text:p>32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79800" table:style-name="ce66">
            <text:p>979.800</text:p>
          </table:table-cell>
          <table:table-cell office:value-type="percentage" office:value="0.9118905954651173" table:style-name="ce50">
            <text:p>91,2%</text:p>
          </table:table-cell>
          <table:table-cell office:value-type="float" office:value="738945" table:style-name="ce66">
            <text:p>738.945</text:p>
          </table:table-cell>
          <table:table-cell office:value-type="percentage" office:value="0.92074751822007128" table:style-name="ce50">
            <text:p>92,1%</text:p>
          </table:table-cell>
          <table:table-cell office:value-type="float" office:value="808376" table:style-name="ce66">
            <text:p>808.376</text:p>
          </table:table-cell>
          <table:table-cell office:value-type="percentage" office:value="0.77704178982529493" table:style-name="ce50">
            <text:p>77,7%</text:p>
          </table:table-cell>
          <table:table-cell office:value-type="float" office:value="703959" table:style-name="ce66">
            <text:p>703.959</text:p>
          </table:table-cell>
          <table:table-cell office:value-type="percentage" office:value="0.608491018616242" table:style-name="ce50">
            <text:p>60,8%</text:p>
          </table:table-cell>
          <table:table-cell office:value-type="float" office:value="375451" table:style-name="ce66">
            <text:p>375.451</text:p>
          </table:table-cell>
          <table:table-cell office:value-type="percentage" office:value="0.45764606360830623" table:style-name="ce50">
            <text:p>45,8%</text:p>
          </table:table-cell>
          <table:table-cell office:value-type="float" office:value="263561" table:style-name="ce66">
            <text:p>263.561</text:p>
          </table:table-cell>
          <table:table-cell office:value-type="percentage" office:value="0.38449340312425234" table:style-name="ce50">
            <text:p>38,4%</text:p>
          </table:table-cell>
          <table:table-cell office:value-type="float" office:value="37904" table:style-name="ce63">
            <text:p>37.904</text:p>
          </table:table-cell>
          <table:table-cell office:value-type="percentage" office:value="0.26655227459722508" table:style-name="ce64">
            <text:p>26,7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6098" table:style-name="ce66">
            <text:p>686.098</text:p>
          </table:table-cell>
          <table:table-cell office:value-type="percentage" office:value="0.93823314635166954" table:style-name="ce50">
            <text:p>93,8%</text:p>
          </table:table-cell>
          <table:table-cell office:value-type="float" office:value="561633" table:style-name="ce66">
            <text:p>561.633</text:p>
          </table:table-cell>
          <table:table-cell office:value-type="percentage" office:value="0.96880212654751696" table:style-name="ce50">
            <text:p>96,9%</text:p>
          </table:table-cell>
          <table:table-cell office:value-type="float" office:value="617864" table:style-name="ce66">
            <text:p>617.864</text:p>
          </table:table-cell>
          <table:table-cell office:value-type="percentage" office:value="0.84210239384175889" table:style-name="ce50">
            <text:p>84,2%</text:p>
          </table:table-cell>
          <table:table-cell office:value-type="float" office:value="545374" table:style-name="ce66">
            <text:p>545.374</text:p>
          </table:table-cell>
          <table:table-cell office:value-type="percentage" office:value="0.70831747746952101" table:style-name="ce50">
            <text:p>70,8%</text:p>
          </table:table-cell>
          <table:table-cell office:value-type="float" office:value="303678" table:style-name="ce66">
            <text:p>303.678</text:p>
          </table:table-cell>
          <table:table-cell office:value-type="percentage" office:value="0.57239524332801173" table:style-name="ce50">
            <text:p>57,2%</text:p>
          </table:table-cell>
          <table:table-cell office:value-type="float" office:value="236477" table:style-name="ce66">
            <text:p>236.477</text:p>
          </table:table-cell>
          <table:table-cell office:value-type="percentage" office:value="0.52871196369083551" table:style-name="ce50">
            <text:p>52,9%</text:p>
          </table:table-cell>
          <table:table-cell office:value-type="float" office:value="49757" table:style-name="ce63">
            <text:p>49.757</text:p>
          </table:table-cell>
          <table:table-cell office:value-type="percentage" office:value="0.52090661641541036" table:style-name="ce64">
            <text:p>52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57" table:style-name="ce66">
            <text:p>155.057</text:p>
          </table:table-cell>
          <table:table-cell office:value-type="percentage" office:value="0.89385484521819336" table:style-name="ce50">
            <text:p>89,4%</text:p>
          </table:table-cell>
          <table:table-cell office:value-type="float" office:value="127733" table:style-name="ce66">
            <text:p>127.733</text:p>
          </table:table-cell>
          <table:table-cell office:value-type="percentage" office:value="0.96112837568378995" table:style-name="ce50">
            <text:p>96,1%</text:p>
          </table:table-cell>
          <table:table-cell office:value-type="float" office:value="136540" table:style-name="ce66">
            <text:p>136.540</text:p>
          </table:table-cell>
          <table:table-cell office:value-type="percentage" office:value="0.84485254990285497" table:style-name="ce50">
            <text:p>84,5%</text:p>
          </table:table-cell>
          <table:table-cell office:value-type="float" office:value="108005" table:style-name="ce66">
            <text:p>108.005</text:p>
          </table:table-cell>
          <table:table-cell office:value-type="percentage" office:value="0.73842503965432371" table:style-name="ce50">
            <text:p>73,8%</text:p>
          </table:table-cell>
          <table:table-cell office:value-type="float" office:value="72724" table:style-name="ce66">
            <text:p>72.724</text:p>
          </table:table-cell>
          <table:table-cell office:value-type="percentage" office:value="0.64131642533378008" table:style-name="ce50">
            <text:p>64,1%</text:p>
          </table:table-cell>
          <table:table-cell office:value-type="float" office:value="51343" table:style-name="ce66">
            <text:p>51.343</text:p>
          </table:table-cell>
          <table:table-cell office:value-type="percentage" office:value="0.54833714249097554" table:style-name="ce50">
            <text:p>54,8%</text:p>
          </table:table-cell>
          <table:table-cell office:value-type="float" office:value="6755" table:style-name="ce63">
            <text:p>6.755</text:p>
          </table:table-cell>
          <table:table-cell office:value-type="percentage" office:value="0.3506176684314336" table:style-name="ce64">
            <text:p>35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007" table:style-name="ce66">
            <text:p>508.007</text:p>
          </table:table-cell>
          <table:table-cell office:value-type="percentage" office:value="0.95246371594473533" table:style-name="ce50">
            <text:p>95,2%</text:p>
          </table:table-cell>
          <table:table-cell office:value-type="float" office:value="338562" table:style-name="ce66">
            <text:p>338.562</text:p>
          </table:table-cell>
          <table:table-cell office:value-type="percentage" office:value="0.97224790796781402" table:style-name="ce50">
            <text:p>97,2%</text:p>
          </table:table-cell>
          <table:table-cell office:value-type="float" office:value="378650" table:style-name="ce66">
            <text:p>378.650</text:p>
          </table:table-cell>
          <table:table-cell office:value-type="percentage" office:value="0.96321640253364194" table:style-name="ce50">
            <text:p>96,3%</text:p>
          </table:table-cell>
          <table:table-cell office:value-type="float" office:value="392704" table:style-name="ce66">
            <text:p>392.704</text:p>
          </table:table-cell>
          <table:table-cell office:value-type="percentage" office:value="0.95429769799592234" table:style-name="ce50">
            <text:p>95,4%</text:p>
          </table:table-cell>
          <table:table-cell office:value-type="float" office:value="207922" table:style-name="ce66">
            <text:p>207.922</text:p>
          </table:table-cell>
          <table:table-cell office:value-type="percentage" office:value="0.7771158187444871" table:style-name="ce50">
            <text:p>77,7%</text:p>
          </table:table-cell>
          <table:table-cell office:value-type="float" office:value="151740" table:style-name="ce66">
            <text:p>151.740</text:p>
          </table:table-cell>
          <table:table-cell office:value-type="percentage" office:value="0.7485496665219622" table:style-name="ce50">
            <text:p>74,9%</text:p>
          </table:table-cell>
          <table:table-cell office:value-type="float" office:value="25400" table:style-name="ce63">
            <text:p>25.400</text:p>
          </table:table-cell>
          <table:table-cell office:value-type="percentage" office:value="0.60848525501281647" table:style-name="ce64">
            <text:p>60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12" table:style-name="ce66">
            <text:p>46.012</text:p>
          </table:table-cell>
          <table:table-cell office:value-type="percentage" office:value="0.82408568255901427" table:style-name="ce50">
            <text:p>82,4%</text:p>
          </table:table-cell>
          <table:table-cell office:value-type="float" office:value="37072" table:style-name="ce66">
            <text:p>37.072</text:p>
          </table:table-cell>
          <table:table-cell office:value-type="percentage" office:value="0.93349784705260241" table:style-name="ce50">
            <text:p>93,3%</text:p>
          </table:table-cell>
          <table:table-cell office:value-type="float" office:value="38070" table:style-name="ce66">
            <text:p>38.070</text:p>
          </table:table-cell>
          <table:table-cell office:value-type="percentage" office:value="0.82189119170984459" table:style-name="ce50">
            <text:p>82,2%</text:p>
          </table:table-cell>
          <table:table-cell office:value-type="float" office:value="34531" table:style-name="ce66">
            <text:p>34.531</text:p>
          </table:table-cell>
          <table:table-cell office:value-type="percentage" office:value="0.70960914060252356" table:style-name="ce50">
            <text:p>71,0%</text:p>
          </table:table-cell>
          <table:table-cell office:value-type="float" office:value="18060" table:style-name="ce66">
            <text:p>18.060</text:p>
          </table:table-cell>
          <table:table-cell office:value-type="percentage" office:value="0.55629139072847678" table:style-name="ce50">
            <text:p>55,6%</text:p>
          </table:table-cell>
          <table:table-cell office:value-type="float" office:value="12369" table:style-name="ce66">
            <text:p>12.369</text:p>
          </table:table-cell>
          <table:table-cell office:value-type="percentage" office:value="0.48426121681935635" table:style-name="ce50">
            <text:p>48,4%</text:p>
          </table:table-cell>
          <table:table-cell office:value-type="float" office:value="2078" table:style-name="ce63">
            <text:p>2.078</text:p>
          </table:table-cell>
          <table:table-cell office:value-type="percentage" office:value="0.37340521114106018" table:style-name="ce64">
            <text:p>37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947" table:style-name="ce66">
            <text:p>833.947</text:p>
          </table:table-cell>
          <table:table-cell office:value-type="percentage" office:value="0.94406564956184191" table:style-name="ce50">
            <text:p>94,4%</text:p>
          </table:table-cell>
          <table:table-cell office:value-type="float" office:value="631056" table:style-name="ce66">
            <text:p>631.056</text:p>
          </table:table-cell>
          <table:table-cell office:value-type="percentage" office:value="0.91284876118176661" table:style-name="ce50">
            <text:p>91,3%</text:p>
          </table:table-cell>
          <table:table-cell office:value-type="float" office:value="731507" table:style-name="ce66">
            <text:p>731.507</text:p>
          </table:table-cell>
          <table:table-cell office:value-type="percentage" office:value="0.76035012150933512" table:style-name="ce50">
            <text:p>76,0%</text:p>
          </table:table-cell>
          <table:table-cell office:value-type="float" office:value="645333" table:style-name="ce66">
            <text:p>645.333</text:p>
          </table:table-cell>
          <table:table-cell office:value-type="percentage" office:value="0.61260459928329025" table:style-name="ce50">
            <text:p>61,3%</text:p>
          </table:table-cell>
          <table:table-cell office:value-type="float" office:value="378270" table:style-name="ce66">
            <text:p>378.270</text:p>
          </table:table-cell>
          <table:table-cell office:value-type="percentage" office:value="0.4884338018348387" table:style-name="ce50">
            <text:p>48,8%</text:p>
          </table:table-cell>
          <table:table-cell office:value-type="float" office:value="274726" table:style-name="ce66">
            <text:p>274.726</text:p>
          </table:table-cell>
          <table:table-cell office:value-type="percentage" office:value="0.43571545255718719" table:style-name="ce50">
            <text:p>43,6%</text:p>
          </table:table-cell>
          <table:table-cell office:value-type="float" office:value="32270" table:style-name="ce63">
            <text:p>32.270</text:p>
          </table:table-cell>
          <table:table-cell office:value-type="percentage" office:value="0.26144796966652623" table:style-name="ce64">
            <text:p>26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808" table:style-name="ce66">
            <text:p>161.808</text:p>
          </table:table-cell>
          <table:table-cell office:value-type="percentage" office:value="0.8779503206693362" table:style-name="ce50">
            <text:p>87,8%</text:p>
          </table:table-cell>
          <table:table-cell office:value-type="float" office:value="134895" table:style-name="ce66">
            <text:p>134.895</text:p>
          </table:table-cell>
          <table:table-cell office:value-type="percentage" office:value="0.87577095371031621" table:style-name="ce50">
            <text:p>87,6%</text:p>
          </table:table-cell>
          <table:table-cell office:value-type="float" office:value="156041" table:style-name="ce66">
            <text:p>156.041</text:p>
          </table:table-cell>
          <table:table-cell office:value-type="percentage" office:value="0.7358654285997237" table:style-name="ce50">
            <text:p>73,6%</text:p>
          </table:table-cell>
          <table:table-cell office:value-type="float" office:value="136962" table:style-name="ce66">
            <text:p>136.962</text:p>
          </table:table-cell>
          <table:table-cell office:value-type="percentage" office:value="0.58017537171178035" table:style-name="ce50">
            <text:p>58,0%</text:p>
          </table:table-cell>
          <table:table-cell office:value-type="float" office:value="68065" table:style-name="ce66">
            <text:p>68.065</text:p>
          </table:table-cell>
          <table:table-cell office:value-type="percentage" office:value="0.39544165833933675" table:style-name="ce50">
            <text:p>39,5%</text:p>
          </table:table-cell>
          <table:table-cell office:value-type="float" office:value="50852" table:style-name="ce66">
            <text:p>50.852</text:p>
          </table:table-cell>
          <table:table-cell office:value-type="percentage" office:value="0.34868348875479976" table:style-name="ce50">
            <text:p>34,9%</text:p>
          </table:table-cell>
          <table:table-cell office:value-type="float" office:value="6325" table:style-name="ce63">
            <text:p>6.325</text:p>
          </table:table-cell>
          <table:table-cell office:value-type="percentage" office:value="0.20642276688097647" table:style-name="ce64">
            <text:p>20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315" table:style-name="ce66">
            <text:p>93.315</text:p>
          </table:table-cell>
          <table:table-cell office:value-type="percentage" office:value="0.95000305418117403" table:style-name="ce50">
            <text:p>95,0%</text:p>
          </table:table-cell>
          <table:table-cell office:value-type="float" office:value="71872" table:style-name="ce66">
            <text:p>71.872</text:p>
          </table:table-cell>
          <table:table-cell office:value-type="percentage" office:value="0.98954991670223458" table:style-name="ce50">
            <text:p>99,0%</text:p>
          </table:table-cell>
          <table:table-cell office:value-type="float" office:value="77006" table:style-name="ce66">
            <text:p>77.006</text:p>
          </table:table-cell>
          <table:table-cell office:value-type="percentage" office:value="0.83131099404093622" table:style-name="ce50">
            <text:p>83,1%</text:p>
          </table:table-cell>
          <table:table-cell office:value-type="float" office:value="64895" table:style-name="ce66">
            <text:p>64.895</text:p>
          </table:table-cell>
          <table:table-cell office:value-type="percentage" office:value="0.67264736672989422" table:style-name="ce50">
            <text:p>67,3%</text:p>
          </table:table-cell>
          <table:table-cell office:value-type="float" office:value="33779" table:style-name="ce66">
            <text:p>33.779</text:p>
          </table:table-cell>
          <table:table-cell office:value-type="percentage" office:value="0.51383501422291178" table:style-name="ce50">
            <text:p>51,4%</text:p>
          </table:table-cell>
          <table:table-cell office:value-type="float" office:value="26410" table:style-name="ce66">
            <text:p>26.410</text:p>
          </table:table-cell>
          <table:table-cell office:value-type="percentage" office:value="0.44436592465465313" table:style-name="ce50">
            <text:p>44,4%</text:p>
          </table:table-cell>
          <table:table-cell office:value-type="float" office:value="3936" table:style-name="ce63">
            <text:p>3.936</text:p>
          </table:table-cell>
          <table:table-cell office:value-type="percentage" office:value="0.29428037383177569" table:style-name="ce64">
            <text:p>29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5680" table:style-name="ce66">
            <text:p>345.680</text:p>
          </table:table-cell>
          <table:table-cell office:value-type="percentage" office:value="0.91511469377490107" table:style-name="ce50">
            <text:p>91,5%</text:p>
          </table:table-cell>
          <table:table-cell office:value-type="float" office:value="256694" table:style-name="ce66">
            <text:p>256.694</text:p>
          </table:table-cell>
          <table:table-cell office:value-type="percentage" office:value="0.92287835481493463" table:style-name="ce50">
            <text:p>92,3%</text:p>
          </table:table-cell>
          <table:table-cell office:value-type="float" office:value="267643" table:style-name="ce66">
            <text:p>267.643</text:p>
          </table:table-cell>
          <table:table-cell office:value-type="percentage" office:value="0.81870294973249602" table:style-name="ce50">
            <text:p>81,9%</text:p>
          </table:table-cell>
          <table:table-cell office:value-type="float" office:value="198156" table:style-name="ce66">
            <text:p>198.156</text:p>
          </table:table-cell>
          <table:table-cell office:value-type="percentage" office:value="0.60958885146047714" table:style-name="ce50">
            <text:p>61,0%</text:p>
          </table:table-cell>
          <table:table-cell office:value-type="float" office:value="89698" table:style-name="ce66">
            <text:p>89.698</text:p>
          </table:table-cell>
          <table:table-cell office:value-type="percentage" office:value="0.42750179916976061" table:style-name="ce50">
            <text:p>42,8%</text:p>
          </table:table-cell>
          <table:table-cell office:value-type="float" office:value="63089" table:style-name="ce66">
            <text:p>63.089</text:p>
          </table:table-cell>
          <table:table-cell office:value-type="percentage" office:value="0.36336357091432686" table:style-name="ce50">
            <text:p>36,3%</text:p>
          </table:table-cell>
          <table:table-cell office:value-type="float" office:value="11198" table:style-name="ce63">
            <text:p>11.198</text:p>
          </table:table-cell>
          <table:table-cell office:value-type="percentage" office:value="0.29089492141836604" table:style-name="ce64">
            <text:p>29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9" table:style-name="ce66">
            <text:p>5.719</text:p>
          </table:table-cell>
          <table:table-cell office:value-type="percentage" office:value="0.90720177664974622" table:style-name="ce50">
            <text:p>90,7%</text:p>
          </table:table-cell>
          <table:table-cell office:value-type="float" office:value="7329" table:style-name="ce66">
            <text:p>7.329</text:p>
          </table:table-cell>
          <table:table-cell office:value-type="percentage" office:value="0.9571633799138044" table:style-name="ce50">
            <text:p>95,7%</text:p>
          </table:table-cell>
          <table:table-cell office:value-type="float" office:value="9256" table:style-name="ce66">
            <text:p>9.256</text:p>
          </table:table-cell>
          <table:table-cell office:value-type="percentage" office:value="0.87115294117647057" table:style-name="ce50">
            <text:p>87,1%</text:p>
          </table:table-cell>
          <table:table-cell office:value-type="float" office:value="8932" table:style-name="ce66">
            <text:p>8.932</text:p>
          </table:table-cell>
          <table:table-cell office:value-type="percentage" office:value="0.79622036013549657" table:style-name="ce50">
            <text:p>79,6%</text:p>
          </table:table-cell>
          <table:table-cell office:value-type="float" office:value="6372" table:style-name="ce66">
            <text:p>6.372</text:p>
          </table:table-cell>
          <table:table-cell office:value-type="percentage" office:value="0.67758400680561459" table:style-name="ce50">
            <text:p>67,8%</text:p>
          </table:table-cell>
          <table:table-cell office:value-type="float" office:value="5257" table:style-name="ce66">
            <text:p>5.257</text:p>
          </table:table-cell>
          <table:table-cell office:value-type="percentage" office:value="0.5674042093901781" table:style-name="ce50">
            <text:p>56,7%</text:p>
          </table:table-cell>
          <table:table-cell office:value-type="float" office:value="1017" table:style-name="ce63">
            <text:p>1.017</text:p>
          </table:table-cell>
          <table:table-cell office:value-type="percentage" office:value="0.43424423569598636" table:style-name="ce64">
            <text:p>43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33" table:style-name="ce66">
            <text:p>4.533</text:p>
          </table:table-cell>
          <table:table-cell office:value-type="percentage" office:value="0.83496039786332654" table:style-name="ce50">
            <text:p>83,5%</text:p>
          </table:table-cell>
          <table:table-cell office:value-type="float" office:value="6174" table:style-name="ce66">
            <text:p>6.174</text:p>
          </table:table-cell>
          <table:table-cell office:value-type="percentage" office:value="0.83207547169811324" table:style-name="ce50">
            <text:p>83,2%</text:p>
          </table:table-cell>
          <table:table-cell office:value-type="float" office:value="8013" table:style-name="ce66">
            <text:p>8.013</text:p>
          </table:table-cell>
          <table:table-cell office:value-type="percentage" office:value="0.79509823377654298" table:style-name="ce50">
            <text:p>79,5%</text:p>
          </table:table-cell>
          <table:table-cell office:value-type="float" office:value="7756" table:style-name="ce66">
            <text:p>7.756</text:p>
          </table:table-cell>
          <table:table-cell office:value-type="percentage" office:value="0.73176714784413621" table:style-name="ce50">
            <text:p>73,2%</text:p>
          </table:table-cell>
          <table:table-cell office:value-type="float" office:value="5067" table:style-name="ce66">
            <text:p>5.067</text:p>
          </table:table-cell>
          <table:table-cell office:value-type="percentage" office:value="0.55226158038147144" table:style-name="ce50">
            <text:p>55,2%</text:p>
          </table:table-cell>
          <table:table-cell office:value-type="float" office:value="4473" table:style-name="ce66">
            <text:p>4.473</text:p>
          </table:table-cell>
          <table:table-cell office:value-type="percentage" office:value="0.45783009211873082" table:style-name="ce50">
            <text:p>45,8%</text:p>
          </table:table-cell>
          <table:table-cell office:value-type="float" office:value="972" table:style-name="ce63">
            <text:p>972</text:p>
          </table:table-cell>
          <table:table-cell office:value-type="percentage" office:value="0.40231788079470199" table:style-name="ce64">
            <text:p>40,2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7" table:style-name="ce66">
            <text:p>2.377</text:p>
          </table:table-cell>
          <table:table-cell office:value-type="percentage" office:value="0.64191196327302191" table:style-name="ce50">
            <text:p>64,2%</text:p>
          </table:table-cell>
          <table:table-cell office:value-type="float" office:value="7395" table:style-name="ce66">
            <text:p>7.395</text:p>
          </table:table-cell>
          <table:table-cell office:value-type="percentage" office:value="0.75137167242430403" table:style-name="ce50">
            <text:p>75,1%</text:p>
          </table:table-cell>
          <table:table-cell office:value-type="float" office:value="15218" table:style-name="ce66">
            <text:p>15.218</text:p>
          </table:table-cell>
          <table:table-cell office:value-type="percentage" office:value="0.66924666871894101" table:style-name="ce50">
            <text:p>66,9%</text:p>
          </table:table-cell>
          <table:table-cell office:value-type="float" office:value="15263" table:style-name="ce66">
            <text:p>15.263</text:p>
          </table:table-cell>
          <table:table-cell office:value-type="percentage" office:value="0.46856388530730031" table:style-name="ce50">
            <text:p>46,9%</text:p>
          </table:table-cell>
          <table:table-cell office:value-type="float" office:value="10936" table:style-name="ce66">
            <text:p>10.936</text:p>
          </table:table-cell>
          <table:table-cell office:value-type="percentage" office:value="0.44514999796474947" table:style-name="ce50">
            <text:p>44,5%</text:p>
          </table:table-cell>
          <table:table-cell office:value-type="float" office:value="213" table:style-name="ce63">
            <text:p>213</text:p>
          </table:table-cell>
          <table:table-cell office:value-type="percentage" office:value="0.16296863045141546" table:style-name="ce64">
            <text:p>16,3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9" table:style-name="ce66">
            <text:p>79</text:p>
          </table:table-cell>
          <table:table-cell office:value-type="percentage" office:value="0.98750000000000004" table:style-name="ce53">
            <text:p>98,8%</text:p>
          </table:table-cell>
          <table:table-cell office:value-type="float" office:value="300" table:style-name="ce66">
            <text:p>300</text:p>
          </table:table-cell>
          <table:table-cell office:value-type="percentage" office:value="0.96153846153846156" table:style-name="ce53">
            <text:p>96,2%</text:p>
          </table:table-cell>
          <table:table-cell office:value-type="float" office:value="698" table:style-name="ce66">
            <text:p>698</text:p>
          </table:table-cell>
          <table:table-cell office:value-type="percentage" office:value="0.75704989154013014" table:style-name="ce53">
            <text:p>75,7%</text:p>
          </table:table-cell>
          <table:table-cell office:value-type="float" office:value="932" table:style-name="ce66">
            <text:p>932</text:p>
          </table:table-cell>
          <table:table-cell office:value-type="percentage" office:value="0.46999495713565304" table:style-name="ce53">
            <text:p>47,0%</text:p>
          </table:table-cell>
          <table:table-cell office:value-type="float" office:value="1158" table:style-name="ce66">
            <text:p>1.158</text:p>
          </table:table-cell>
          <table:table-cell office:value-type="percentage" office:value="0.47284605961616988" table:style-name="ce53">
            <text:p>47,3%</text:p>
          </table:table-cell>
          <table:table-cell office:value-type="float" office:value="932" table:style-name="ce66">
            <text:p>932</text:p>
          </table:table-cell>
          <table:table-cell office:value-type="percentage" office:value="0.43551401869158879" table:style-name="ce53">
            <text:p>43,6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3783" table:style-name="ce69">
            <text:p>6.373.783</text:p>
          </table:table-cell>
          <table:table-cell office:value-type="percentage" office:value="0.92632985325296147" table:style-name="ce70">
            <text:p>92,63%</text:p>
          </table:table-cell>
          <table:table-cell office:value-type="float" office:value="4966774" table:style-name="ce69">
            <text:p>4.966.774</text:p>
          </table:table-cell>
          <table:table-cell office:value-type="percentage" office:value="0.93344043234522966" table:style-name="ce70">
            <text:p>93,34%</text:p>
          </table:table-cell>
          <table:table-cell office:value-type="float" office:value="5402958" table:style-name="ce69">
            <text:p>5.402.958</text:p>
          </table:table-cell>
          <table:table-cell office:value-type="percentage" office:value="0.79747645374534193" table:style-name="ce70">
            <text:p>79,75%</text:p>
          </table:table-cell>
          <table:table-cell office:value-type="float" office:value="4613214" table:style-name="ce69">
            <text:p>4.613.214</text:p>
          </table:table-cell>
          <table:table-cell office:value-type="percentage" office:value="0.64937154082820381" table:style-name="ce70">
            <text:p>64,94%</text:p>
          </table:table-cell>
          <table:table-cell office:value-type="float" office:value="2506627" table:style-name="ce69">
            <text:p>2.506.627</text:p>
          </table:table-cell>
          <table:table-cell office:value-type="percentage" office:value="0.49452498906536652" table:style-name="ce70">
            <text:p>49,45%</text:p>
          </table:table-cell>
          <table:table-cell office:value-type="float" office:value="1815901" table:style-name="ce69">
            <text:p>1.815.901</text:p>
          </table:table-cell>
          <table:table-cell office:value-type="percentage" office:value="0.4346265454496715" table:style-name="ce70">
            <text:p>43,46%</text:p>
          </table:table-cell>
          <table:table-cell office:value-type="float" office:value="271465" table:style-name="ce69">
            <text:p>271.465</text:p>
          </table:table-cell>
          <table:table-cell office:value-type="percentage" office:value="0.31277832506639475" table:style-name="ce70">
            <text:p>31,28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3645" table:style-name="ce79">
            <text:p>453.645</text:p>
          </table:table-cell>
          <table:table-cell office:value-type="percentage" office:value="0.62290343620198418" table:style-name="ce80">
            <text:p>62,3%</text:p>
          </table:table-cell>
          <table:table-cell office:value-type="float" office:value="367995" table:style-name="ce79">
            <text:p>367.995</text:p>
          </table:table-cell>
          <table:table-cell office:value-type="percentage" office:value="0.50529676289863035" table:style-name="ce80">
            <text:p>50,5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948" table:style-name="ce79">
            <text:p>55.948</text:p>
          </table:table-cell>
          <table:table-cell office:value-type="percentage" office:value="0.53920585967617574" table:style-name="ce80">
            <text:p>53,9%</text:p>
          </table:table-cell>
          <table:table-cell office:value-type="float" office:value="46982" table:style-name="ce79">
            <text:p>46.982</text:p>
          </table:table-cell>
          <table:table-cell office:value-type="percentage" office:value="0.45279491133384736" table:style-name="ce80">
            <text:p>45,3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712" table:style-name="ce79">
            <text:p>44.712</text:p>
          </table:table-cell>
          <table:table-cell office:value-type="percentage" office:value="0.71908522169864419" table:style-name="ce80">
            <text:p>71,9%</text:p>
          </table:table-cell>
          <table:table-cell office:value-type="float" office:value="39273" table:style-name="ce79">
            <text:p>39.273</text:p>
          </table:table-cell>
          <table:table-cell office:value-type="percentage" office:value="0.63161195902153455" table:style-name="ce80">
            <text:p>63,2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197" table:style-name="ce79">
            <text:p>34.197</text:p>
          </table:table-cell>
          <table:table-cell office:value-type="percentage" office:value="0.34958393817341704" table:style-name="ce80">
            <text:p>35,0%</text:p>
          </table:table-cell>
          <table:table-cell office:value-type="float" office:value="26879" table:style-name="ce79">
            <text:p>26.879</text:p>
          </table:table-cell>
          <table:table-cell office:value-type="percentage" office:value="0.27477459058289544" table:style-name="ce80">
            <text:p>27,5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722" table:style-name="ce79">
            <text:p>81.722</text:p>
          </table:table-cell>
          <table:table-cell office:value-type="percentage" office:value="0.52350996771383185" table:style-name="ce80">
            <text:p>52,4%</text:p>
          </table:table-cell>
          <table:table-cell office:value-type="float" office:value="63126" table:style-name="ce79">
            <text:p>63.126</text:p>
          </table:table-cell>
          <table:table-cell office:value-type="percentage" office:value="0.40438425664941319" table:style-name="ce80">
            <text:p>40,4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202" table:style-name="ce79">
            <text:p>26.202</text:p>
          </table:table-cell>
          <table:table-cell office:value-type="percentage" office:value="0.61032820106682817" table:style-name="ce80">
            <text:p>61,0%</text:p>
          </table:table-cell>
          <table:table-cell office:value-type="float" office:value="23698" table:style-name="ce79">
            <text:p>23.698</text:p>
          </table:table-cell>
          <table:table-cell office:value-type="percentage" office:value="0.55200204980084322" table:style-name="ce80">
            <text:p>55,2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6450" table:style-name="ce79">
            <text:p>106.450</text:p>
          </table:table-cell>
          <table:table-cell office:value-type="percentage" office:value="0.67056385317517808" table:style-name="ce80">
            <text:p>67,1%</text:p>
          </table:table-cell>
          <table:table-cell office:value-type="float" office:value="97841" table:style-name="ce79">
            <text:p>97.841</text:p>
          </table:table-cell>
          <table:table-cell office:value-type="percentage" office:value="0.61633290707855892" table:style-name="ce80">
            <text:p>61,6%</text:p>
          </table:table-cell>
          <table:table-cell office:value-type="date" office:date-value="2022-10-04T00:00:00" table:style-name="ce81">
            <text:p>04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828" table:style-name="ce79">
            <text:p>106.828</text:p>
          </table:table-cell>
          <table:table-cell office:value-type="percentage" office:value="0.62353641595554676" table:style-name="ce80">
            <text:p>62,4%</text:p>
          </table:table-cell>
          <table:table-cell office:value-type="float" office:value="88645" table:style-name="ce79">
            <text:p>88.645</text:p>
          </table:table-cell>
          <table:table-cell office:value-type="percentage" office:value="0.51740541423952002" table:style-name="ce80">
            <text:p>51,7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4352" table:style-name="ce79">
            <text:p>264.352</text:p>
          </table:table-cell>
          <table:table-cell office:value-type="percentage" office:value="0.4078486551201706" table:style-name="ce80">
            <text:p>40,8%</text:p>
          </table:table-cell>
          <table:table-cell office:value-type="float" office:value="207471" table:style-name="ce79">
            <text:p>207.471</text:p>
          </table:table-cell>
          <table:table-cell office:value-type="percentage" office:value="0.32009127347792682" table:style-name="ce80">
            <text:p>32,0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4312" table:style-name="ce79">
            <text:p>264.312</text:p>
          </table:table-cell>
          <table:table-cell office:value-type="percentage" office:value="0.64427998946968146" table:style-name="ce80">
            <text:p>64,4%</text:p>
          </table:table-cell>
          <table:table-cell office:value-type="float" office:value="201518" table:style-name="ce79">
            <text:p>201.518</text:p>
          </table:table-cell>
          <table:table-cell office:value-type="percentage" office:value="0.49121498425327365" table:style-name="ce80">
            <text:p>49,1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1273" table:style-name="ce79">
            <text:p>61.273</text:p>
          </table:table-cell>
          <table:table-cell office:value-type="percentage" office:value="0.77972334983393354" table:style-name="ce80">
            <text:p>78,0%</text:p>
          </table:table-cell>
          <table:table-cell office:value-type="float" office:value="52612" table:style-name="ce79">
            <text:p>52.612</text:p>
          </table:table-cell>
          <table:table-cell office:value-type="percentage" office:value="0.66950867235916167" table:style-name="ce80">
            <text:p>67,0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1857" table:style-name="ce79">
            <text:p>141.857</text:p>
          </table:table-cell>
          <table:table-cell office:value-type="percentage" office:value="0.79884782376096009" table:style-name="ce80">
            <text:p>79,9%</text:p>
          </table:table-cell>
          <table:table-cell office:value-type="float" office:value="125490" table:style-name="ce79">
            <text:p>125.490</text:p>
          </table:table-cell>
          <table:table-cell office:value-type="percentage" office:value="0.70667935599767984" table:style-name="ce80">
            <text:p>70,7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74" table:style-name="ce79">
            <text:p>17.074</text:p>
          </table:table-cell>
          <table:table-cell office:value-type="percentage" office:value="0.67228412804661963" table:style-name="ce80">
            <text:p>67,2%</text:p>
          </table:table-cell>
          <table:table-cell office:value-type="float" office:value="14882" table:style-name="ce79">
            <text:p>14.882</text:p>
          </table:table-cell>
          <table:table-cell office:value-type="percentage" office:value="0.58597472142379026" table:style-name="ce80">
            <text:p>58,6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70061" table:style-name="ce79">
            <text:p>270.061</text:p>
          </table:table-cell>
          <table:table-cell office:value-type="percentage" office:value="0.47594131383002158" table:style-name="ce80">
            <text:p>47,6%</text:p>
          </table:table-cell>
          <table:table-cell office:value-type="float" office:value="241071" table:style-name="ce79">
            <text:p>241.071</text:p>
          </table:table-cell>
          <table:table-cell office:value-type="percentage" office:value="0.42485086134731465" table:style-name="ce80">
            <text:p>42,5%</text:p>
          </table:table-cell>
          <table:table-cell office:value-type="date" office:date-value="2022-10-04T00:00:00" table:style-name="ce81">
            <text:p>04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314" table:style-name="ce79">
            <text:p>72.314</text:p>
          </table:table-cell>
          <table:table-cell office:value-type="percentage" office:value="0.51745999942754095" table:style-name="ce80">
            <text:p>51,7%</text:p>
          </table:table-cell>
          <table:table-cell office:value-type="float" office:value="52077" table:style-name="ce79">
            <text:p>52.077</text:p>
          </table:table-cell>
          <table:table-cell office:value-type="percentage" office:value="0.37264934024100521" table:style-name="ce80">
            <text:p>37,3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857" table:style-name="ce79">
            <text:p>29.857</text:p>
          </table:table-cell>
          <table:table-cell office:value-type="percentage" office:value="0.52908862150236569" table:style-name="ce80">
            <text:p>52,9%</text:p>
          </table:table-cell>
          <table:table-cell office:value-type="float" office:value="26208" table:style-name="ce79">
            <text:p>26.208</text:p>
          </table:table-cell>
          <table:table-cell office:value-type="percentage" office:value="0.46442558168382625" table:style-name="ce80">
            <text:p>46,4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7354" table:style-name="ce79">
            <text:p>87.354</text:p>
          </table:table-cell>
          <table:table-cell office:value-type="percentage" office:value="0.51330959348446925" table:style-name="ce80">
            <text:p>51,3%</text:p>
          </table:table-cell>
          <table:table-cell office:value-type="float" office:value="69960" table:style-name="ce79">
            <text:p>69.960</text:p>
          </table:table-cell>
          <table:table-cell office:value-type="percentage" office:value="0.41109896696400239" table:style-name="ce80">
            <text:p>41,1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4" table:style-name="ce79">
            <text:p>3.244</text:p>
          </table:table-cell>
          <table:table-cell office:value-type="percentage" office:value="0.3525703727855668" table:style-name="ce80">
            <text:p>35,3%</text:p>
          </table:table-cell>
          <table:table-cell office:value-type="float" office:value="2279" table:style-name="ce79">
            <text:p>2.279</text:p>
          </table:table-cell>
          <table:table-cell office:value-type="percentage" office:value="0.24769046842734485" table:style-name="ce80">
            <text:p>24,8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7" table:style-name="ce79">
            <text:p>3.657</text:p>
          </table:table-cell>
          <table:table-cell office:value-type="percentage" office:value="0.33023297814701102" table:style-name="ce80">
            <text:p>33,0%</text:p>
          </table:table-cell>
          <table:table-cell office:value-type="float" office:value="2188" table:style-name="ce79">
            <text:p>2.188</text:p>
          </table:table-cell>
          <table:table-cell office:value-type="percentage" office:value="0.19757991692252122" table:style-name="ce80">
            <text:p>19,8%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10-05T00:00:00" table:style-name="ce81">
            <text:p>05/10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9-21T00:00:00" table:style-name="ce81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25059" table:style-name="ce86">
            <text:p>2.125.059</text:p>
          </table:table-cell>
          <table:table-cell office:value-type="percentage" office:value="0.55700331624014066" table:style-name="ce87">
            <text:p>55,7%</text:p>
          </table:table-cell>
          <table:table-cell office:value-type="float" office:value="1750195" table:style-name="ce86">
            <text:p>1.750.195</text:p>
          </table:table-cell>
          <table:table-cell office:value-type="percentage" office:value="0.45874698964448185" table:style-name="ce87">
            <text:p>45,9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0-06T17:53:27Z</dc:date>
  </office:meta>
</office:document-meta>
</file>